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9"/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9 experiments" table:style-name="ta1">
        <table:shapes>
          <draw:frame draw:z-index="0" draw:style-name="gr1" draw:text-style-name="P1" svg:width="19.691cm" svg:height="10.448cm" svg:x="9.88cm" svg:y="0.61cm">
            <draw:object draw:notify-on-update-of-ranges="'2019 experiments'.A7:'2019 experiments'.A27 '2019 experiments'.B2:'2019 experiments'.B2 '2019 experiments'.B7:'2019 experiments'.B27 '2019 experiments'.C2:'2019 experiments'.C2 '2019 experiments'.C7:'2019 experiments'.C27 '2019 experiments'.D2:'2019 experiments'.D2 '2019 experiments'.D7:'2019 experiments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PU: Intel(R) Core(TM) i3-2367M CPU @ 1.40GHz</text:p>
          </table:table-cell>
          <table:covered-table-cell table:number-columns-repeated="3" table:style-name="ce4"/>
        </table:table-row>
        <table:table-row table:style-name="ro1">
          <table:table-cell table:style-name="ce4" office:value-type="string" calcext:value-type="string" table:number-columns-spanned="1" table:number-rows-spanned="3">
            <text:p>working set size, bytes</text:p>
          </table:table-cell>
          <table:table-cell table:style-name="ce4" office:value-type="string" calcext:value-type="string" table:number-columns-spanned="1" table:number-rows-spanned="3">
            <text:p>read node, cycles</text:p>
          </table:table-cell>
          <table:table-cell table:style-name="ce4" office:value-type="string" calcext:value-type="string" table:number-columns-spanned="1" table:number-rows-spanned="3">
            <text:p>read node cache size, cycles</text:p>
          </table:table-cell>
          <table:table-cell table:style-name="ce4" office:value-type="string" calcext:value-type="string" table:number-columns-spanned="1" table:number-rows-spanned="3">
            <text:p>read node cache size, data at end, cycles</text:p>
          </table:table-cell>
        </table:table-row>
        <table:table-row table:style-name="ro1">
          <table:covered-table-cell/>
          <table:covered-table-cell table:number-columns-repeated="3" table:style-name="ce4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  <table:table-cell office:value-type="float" office:value="4.096" calcext:value-type="float">
            <text:p>4,096</text:p>
          </table:table-cell>
          <table:table-cell office:value-type="float" office:value="4.064" calcext:value-type="float">
            <text:p>4,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  <table:table-cell office:value-type="float" office:value="4.075" calcext:value-type="float">
            <text:p>4,075</text:p>
          </table:table-cell>
          <table:table-cell office:value-type="float" office:value="4.056" calcext:value-type="float">
            <text:p>4,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  <table:table-cell office:value-type="float" office:value="4.078" calcext:value-type="float">
            <text:p>4,078</text:p>
          </table:table-cell>
          <table:table-cell office:value-type="float" office:value="4.08" calcext:value-type="float">
            <text:p>4,0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  <table:table-cell office:value-type="float" office:value="4.085" calcext:value-type="float">
            <text:p>4,085</text:p>
          </table:table-cell>
          <table:table-cell office:value-type="float" office:value="4.072" calcext:value-type="float">
            <text:p>4,0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  <table:table-cell office:value-type="float" office:value="4.092" calcext:value-type="float">
            <text:p>4,092</text:p>
          </table:table-cell>
          <table:table-cell office:value-type="float" office:value="4.068" calcext:value-type="float">
            <text:p>4,0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0</text:p>
          </table:table-cell>
          <table:table-cell office:value-type="float" office:value="4.098" calcext:value-type="float">
            <text:p>4,098</text:p>
          </table:table-cell>
          <table:table-cell office:value-type="float" office:value="4.07" calcext:value-type="float">
            <text:p>4,07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  <table:table-cell office:value-type="float" office:value="4.101" calcext:value-type="float">
            <text:p>4,101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  <table:table-cell office:value-type="float" office:value="4.128" calcext:value-type="float">
            <text:p>4,128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  <table:table-cell office:value-type="float" office:value="4.76" calcext:value-type="float">
            <text:p>4,760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  <table:table-cell office:value-type="float" office:value="20.16" calcext:value-type="float">
            <text:p>20,160</text:p>
          </table:table-cell>
          <table:table-cell office:value-type="float" office:value="10.889" calcext:value-type="float">
            <text:p>10,8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0</text:p>
          </table:table-cell>
          <table:table-cell office:value-type="float" office:value="20.386" calcext:value-type="float">
            <text:p>20,386</text:p>
          </table:table-cell>
          <table:table-cell office:value-type="float" office:value="13.843" calcext:value-type="float">
            <text:p>13,8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0</text:p>
          </table:table-cell>
          <table:table-cell office:value-type="float" office:value="29.637" calcext:value-type="float">
            <text:p>29,637</text:p>
          </table:table-cell>
          <table:table-cell office:value-type="float" office:value="17.401" calcext:value-type="float">
            <text:p>17,4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0</text:p>
          </table:table-cell>
          <table:table-cell office:value-type="float" office:value="37.062" calcext:value-type="float">
            <text:p>37,062</text:p>
          </table:table-cell>
          <table:table-cell office:value-type="float" office:value="33.203" calcext:value-type="float">
            <text:p>33,2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  <table:table-cell office:value-type="float" office:value="41.732" calcext:value-type="float">
            <text:p>41,732</text:p>
          </table:table-cell>
          <table:table-cell office:value-type="float" office:value="39.913" calcext:value-type="float">
            <text:p>39,91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  <table:table-cell office:value-type="float" office:value="65.008" calcext:value-type="float">
            <text:p>65,008</text:p>
          </table:table-cell>
          <table:table-cell office:value-type="float" office:value="46.66" calcext:value-type="float">
            <text:p>46,66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  <table:table-cell office:value-type="float" office:value="129.876" calcext:value-type="float">
            <text:p>129,876</text:p>
          </table:table-cell>
          <table:table-cell office:value-type="float" office:value="97.074" calcext:value-type="float">
            <text:p>97,07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  <table:table-cell office:value-type="float" office:value="145.383" calcext:value-type="float">
            <text:p>145,383</text:p>
          </table:table-cell>
          <table:table-cell office:value-type="float" office:value="132.96" calcext:value-type="float">
            <text:p>132,96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0</text:p>
          </table:table-cell>
          <table:table-cell office:value-type="float" office:value="148.336" calcext:value-type="float">
            <text:p>148,336</text:p>
          </table:table-cell>
          <table:table-cell office:value-type="float" office:value="144.653" calcext:value-type="float">
            <text:p>144,65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  <table:table-cell office:value-type="float" office:value="153.942" calcext:value-type="float">
            <text:p>153,942</text:p>
          </table:table-cell>
          <table:table-cell office:value-type="float" office:value="153.357" calcext:value-type="float">
            <text:p>153,35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  <table:table-cell office:value-type="float" office:value="159.784" calcext:value-type="float">
            <text:p>159,784</text:p>
          </table:table-cell>
          <table:table-cell office:value-type="float" office:value="162.381" calcext:value-type="float">
            <text:p>162,38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  <table:table-cell office:value-type="float" office:value="171.102" calcext:value-type="float">
            <text:p>171,102</text:p>
          </table:table-cell>
          <table:table-cell office:value-type="float" office:value="176.606" calcext:value-type="float">
            <text:p>176,60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  <table:table-cell office:value-type="float" office:value="181.475" calcext:value-type="float">
            <text:p>181,475</text:p>
          </table:table-cell>
          <table:table-cell office:value-type="float" office:value="190.262" calcext:value-type="float">
            <text:p>190,262</text:p>
          </table:table-cell>
        </table:table-row>
      </table:table>
      <table:table table:name="2022 experiments" table:style-name="ta1">
        <table:shapes>
          <draw:frame draw:z-index="0" draw:style-name="gr1" draw:text-style-name="P1" svg:width="20cm" svg:height="12cm" svg:x="9.87cm" svg:y="0.873cm">
            <draw:object draw:notify-on-update-of-ranges="'2022 experiments'.A5:'2022 experiments'.A45 '2022 experiments'.B5:'2022 experiments'.B45 '2022 experiments'.C5:'2022 experiments'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2cm" svg:x="9.504cm" svg:y="45.999cm">
            <draw:object draw:notify-on-update-of-ranges="'2022 experiments'.A99:'2022 experiments'.A136 '2022 experiments'.B99:'2022 experiments'.B136 '2022 experiments'.C99:'2022 experiments'.C1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cm" svg:height="12cm" svg:x="9.329cm" svg:y="23.371cm">
            <draw:object draw:notify-on-update-of-ranges="'2022 experiments'.A52:'2022 experiments'.A92 '2022 experiments'.B52:'2022 experiments'.B92 '2022 experiments'.C52:'2022 experiments'.C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PU: Intel(R) Core(TM) i3-2367M CPU @ 1.40GHz</text:p>
          </table:table-cell>
          <table:covered-table-cell table:number-columns-repeated="2" table:style-name="ce8"/>
          <table:covered-table-cell table:number-columns-repeated="3"/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working set, bytes</text:p>
          </table:table-cell>
          <table:table-cell table:style-name="ce8" office:value-type="string" calcext:value-type="string" table:number-columns-spanned="1" table:number-rows-spanned="3">
            <text:p>mean, cycles</text:p>
          </table:table-cell>
          <table:table-cell table:style-name="ce8" office:value-type="string" calcext:value-type="string" table:number-columns-spanned="1" table:number-rows-spanned="3">
            <text:p>median, cycles</text:p>
          </table:table-cell>
          <table:table-cell table:style-name="ce4" office:value-type="string" calcext:value-type="string" table:number-columns-spanned="1" table:number-rows-spanned="3">
            <text:p>mean, ns</text:p>
          </table:table-cell>
          <table:table-cell table:style-name="ce4" office:value-type="string" calcext:value-type="string" table:number-columns-spanned="1" table:number-rows-spanned="3">
            <text:p>median, ns</text:p>
          </table:table-cell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09" calcext:value-type="float">
            <text:p>5,09</text:p>
          </table:table-cell>
          <table:table-cell office:value-type="float" office:value="5" calcext:value-type="float">
            <text:p>5</text:p>
          </table:table-cell>
          <table:table-cell office:value-type="float" office:value="3.642" calcext:value-type="float">
            <text:p>3,642</text:p>
          </table:table-cell>
          <table:table-cell office:value-type="float" office:value="3.578" calcext:value-type="float">
            <text:p>3,57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727" calcext:value-type="float">
            <text:p>4,727</text:p>
          </table:table-cell>
          <table:table-cell office:value-type="float" office:value="4.733" calcext:value-type="float">
            <text:p>4,733</text:p>
          </table:table-cell>
          <table:table-cell office:value-type="float" office:value="3.382" calcext:value-type="float">
            <text:p>3,382</text:p>
          </table:table-cell>
          <table:table-cell office:value-type="float" office:value="3.387" calcext:value-type="float">
            <text:p>3,38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528" calcext:value-type="float">
            <text:p>4,528</text:p>
          </table:table-cell>
          <table:table-cell office:value-type="float" office:value="4.5" calcext:value-type="float">
            <text:p>4,5</text:p>
          </table:table-cell>
          <table:table-cell office:value-type="float" office:value="3.24" calcext:value-type="float">
            <text:p>3,24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752" calcext:value-type="float">
            <text:p>4,752</text:p>
          </table:table-cell>
          <table:table-cell office:value-type="float" office:value="4.467" calcext:value-type="float">
            <text:p>4,467</text:p>
          </table:table-cell>
          <table:table-cell office:value-type="float" office:value="3.4" calcext:value-type="float">
            <text:p>3,4</text:p>
          </table:table-cell>
          <table:table-cell office:value-type="float" office:value="3.196" calcext:value-type="float">
            <text:p>3,19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58" calcext:value-type="float">
            <text:p>4,58</text:p>
          </table:table-cell>
          <table:table-cell office:value-type="float" office:value="4.325" calcext:value-type="float">
            <text:p>4,325</text:p>
          </table:table-cell>
          <table:table-cell office:value-type="float" office:value="3.277" calcext:value-type="float">
            <text:p>3,277</text:p>
          </table:table-cell>
          <table:table-cell office:value-type="float" office:value="3.095" calcext:value-type="float">
            <text:p>3,09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303" calcext:value-type="float">
            <text:p>4,303</text:p>
          </table:table-cell>
          <table:table-cell office:value-type="float" office:value="4.183" calcext:value-type="float">
            <text:p>4,183</text:p>
          </table:table-cell>
          <table:table-cell office:value-type="float" office:value="3.079" calcext:value-type="float">
            <text:p>3,079</text:p>
          </table:table-cell>
          <table:table-cell office:value-type="float" office:value="2.994" calcext:value-type="float">
            <text:p>2,99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405" calcext:value-type="float">
            <text:p>4,405</text:p>
          </table:table-cell>
          <table:table-cell office:value-type="float" office:value="4.2" calcext:value-type="float">
            <text:p>4,2</text:p>
          </table:table-cell>
          <table:table-cell office:value-type="float" office:value="3.152" calcext:value-type="float">
            <text:p>3,152</text:p>
          </table:table-cell>
          <table:table-cell office:value-type="float" office:value="3.006" calcext:value-type="float">
            <text:p>3,006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322" calcext:value-type="float">
            <text:p>4,322</text:p>
          </table:table-cell>
          <table:table-cell office:value-type="float" office:value="4.217" calcext:value-type="float">
            <text:p>4,217</text:p>
          </table:table-cell>
          <table:table-cell office:value-type="float" office:value="3.093" calcext:value-type="float">
            <text:p>3,093</text:p>
          </table:table-cell>
          <table:table-cell office:value-type="float" office:value="3.017" calcext:value-type="float">
            <text:p>3,017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56" calcext:value-type="float">
            <text:p>4,256</text:p>
          </table:table-cell>
          <table:table-cell office:value-type="float" office:value="4.125" calcext:value-type="float">
            <text:p>4,125</text:p>
          </table:table-cell>
          <table:table-cell office:value-type="float" office:value="3.045" calcext:value-type="float">
            <text:p>3,045</text:p>
          </table:table-cell>
          <table:table-cell office:value-type="float" office:value="2.952" calcext:value-type="float">
            <text:p>2,952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4.067" calcext:value-type="float">
            <text:p>4,067</text:p>
          </table:table-cell>
          <table:table-cell office:value-type="float" office:value="4.046" calcext:value-type="float">
            <text:p>4,046</text:p>
          </table:table-cell>
          <table:table-cell office:value-type="float" office:value="2.911" calcext:value-type="float">
            <text:p>2,911</text:p>
          </table:table-cell>
          <table:table-cell office:value-type="float" office:value="2.895" calcext:value-type="float">
            <text:p>2,895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409" calcext:value-type="float">
            <text:p>4,409</text:p>
          </table:table-cell>
          <table:table-cell office:value-type="float" office:value="4.381" calcext:value-type="float">
            <text:p>4,381</text:p>
          </table:table-cell>
          <table:table-cell office:value-type="float" office:value="3.155" calcext:value-type="float">
            <text:p>3,155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4.198" calcext:value-type="float">
            <text:p>4,198</text:p>
          </table:table-cell>
          <table:table-cell office:value-type="float" office:value="4.227" calcext:value-type="float">
            <text:p>4,227</text:p>
          </table:table-cell>
          <table:table-cell office:value-type="float" office:value="3.004" calcext:value-type="float">
            <text:p>3,004</text:p>
          </table:table-cell>
          <table:table-cell office:value-type="float" office:value="3.025" calcext:value-type="float">
            <text:p>3,025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265" calcext:value-type="float">
            <text:p>4,265</text:p>
          </table:table-cell>
          <table:table-cell office:value-type="float" office:value="4.256" calcext:value-type="float">
            <text:p>4,256</text:p>
          </table:table-cell>
          <table:table-cell office:value-type="float" office:value="3.052" calcext:value-type="float">
            <text:p>3,052</text:p>
          </table:table-cell>
          <table:table-cell office:value-type="float" office:value="3.046" calcext:value-type="float">
            <text:p>3,046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4.131" calcext:value-type="float">
            <text:p>4,131</text:p>
          </table:table-cell>
          <table:table-cell office:value-type="float" office:value="4.122" calcext:value-type="float">
            <text:p>4,122</text:p>
          </table:table-cell>
          <table:table-cell office:value-type="float" office:value="2.956" calcext:value-type="float">
            <text:p>2,956</text:p>
          </table:table-cell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098" calcext:value-type="float">
            <text:p>4,098</text:p>
          </table:table-cell>
          <table:table-cell office:value-type="float" office:value="4.009" calcext:value-type="float">
            <text:p>4,009</text:p>
          </table:table-cell>
          <table:table-cell office:value-type="float" office:value="2.933" calcext:value-type="float">
            <text:p>2,933</text:p>
          </table:table-cell>
          <table:table-cell office:value-type="float" office:value="2.869" calcext:value-type="float">
            <text:p>2,869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5.508" calcext:value-type="float">
            <text:p>5,508</text:p>
          </table:table-cell>
          <table:table-cell office:value-type="float" office:value="4.341" calcext:value-type="float">
            <text:p>4,341</text:p>
          </table:table-cell>
          <table:table-cell office:value-type="float" office:value="3.942" calcext:value-type="float">
            <text:p>3,942</text:p>
          </table:table-cell>
          <table:table-cell office:value-type="float" office:value="3.107" calcext:value-type="float">
            <text:p>3,107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.278" calcext:value-type="float">
            <text:p>5,278</text:p>
          </table:table-cell>
          <table:table-cell office:value-type="float" office:value="4.541" calcext:value-type="float">
            <text:p>4,541</text:p>
          </table:table-cell>
          <table:table-cell office:value-type="float" office:value="3.777" calcext:value-type="float">
            <text:p>3,777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9.928" calcext:value-type="float">
            <text:p>19,928</text:p>
          </table:table-cell>
          <table:table-cell office:value-type="float" office:value="19.828" calcext:value-type="float">
            <text:p>19,828</text:p>
          </table:table-cell>
          <table:table-cell office:value-type="float" office:value="14.261" calcext:value-type="float">
            <text:p>14,261</text:p>
          </table:table-cell>
          <table:table-cell office:value-type="float" office:value="14.189" calcext:value-type="float">
            <text:p>14,189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38" calcext:value-type="float">
            <text:p>20,138</text:p>
          </table:table-cell>
          <table:table-cell office:value-type="float" office:value="19.958" calcext:value-type="float">
            <text:p>19,958</text:p>
          </table:table-cell>
          <table:table-cell office:value-type="float" office:value="14.411" calcext:value-type="float">
            <text:p>14,411</text:p>
          </table:table-cell>
          <table:table-cell office:value-type="float" office:value="14.282" calcext:value-type="float">
            <text:p>14,282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4.376" calcext:value-type="float">
            <text:p>24,376</text:p>
          </table:table-cell>
          <table:table-cell office:value-type="float" office:value="20.089" calcext:value-type="float">
            <text:p>20,089</text:p>
          </table:table-cell>
          <table:table-cell office:value-type="float" office:value="17.443" calcext:value-type="float">
            <text:p>17,443</text:p>
          </table:table-cell>
          <table:table-cell office:value-type="float" office:value="14.376" calcext:value-type="float">
            <text:p>14,376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.562" calcext:value-type="float">
            <text:p>21,562</text:p>
          </table:table-cell>
          <table:table-cell office:value-type="float" office:value="20.855" calcext:value-type="float">
            <text:p>20,855</text:p>
          </table:table-cell>
          <table:table-cell office:value-type="float" office:value="15.43" calcext:value-type="float">
            <text:p>15,43</text:p>
          </table:table-cell>
          <table:table-cell office:value-type="float" office:value="14.924" calcext:value-type="float">
            <text:p>14,924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5.724" calcext:value-type="float">
            <text:p>25,724</text:p>
          </table:table-cell>
          <table:table-cell office:value-type="float" office:value="21.695" calcext:value-type="float">
            <text:p>21,695</text:p>
          </table:table-cell>
          <table:table-cell office:value-type="float" office:value="18.408" calcext:value-type="float">
            <text:p>18,408</text:p>
          </table:table-cell>
          <table:table-cell office:value-type="float" office:value="15.525" calcext:value-type="float">
            <text:p>15,525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.293" calcext:value-type="float">
            <text:p>32,293</text:p>
          </table:table-cell>
          <table:table-cell office:value-type="float" office:value="30.722" calcext:value-type="float">
            <text:p>30,722</text:p>
          </table:table-cell>
          <table:table-cell office:value-type="float" office:value="23.109" calcext:value-type="float">
            <text:p>23,109</text:p>
          </table:table-cell>
          <table:table-cell office:value-type="float" office:value="21.985" calcext:value-type="float">
            <text:p>21,985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38.987" calcext:value-type="float">
            <text:p>38,987</text:p>
          </table:table-cell>
          <table:table-cell office:value-type="float" office:value="35.212" calcext:value-type="float">
            <text:p>35,212</text:p>
          </table:table-cell>
          <table:table-cell office:value-type="float" office:value="27.899" calcext:value-type="float">
            <text:p>27,899</text:p>
          </table:table-cell>
          <table:table-cell office:value-type="float" office:value="25.198" calcext:value-type="float">
            <text:p>25,198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0.203" calcext:value-type="float">
            <text:p>40,203</text:p>
          </table:table-cell>
          <table:table-cell office:value-type="float" office:value="36.805" calcext:value-type="float">
            <text:p>36,805</text:p>
          </table:table-cell>
          <table:table-cell office:value-type="float" office:value="28.77" calcext:value-type="float">
            <text:p>28,77</text:p>
          </table:table-cell>
          <table:table-cell office:value-type="float" office:value="26.338" calcext:value-type="float">
            <text:p>26,338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41.298" calcext:value-type="float">
            <text:p>41,298</text:p>
          </table:table-cell>
          <table:table-cell office:value-type="float" office:value="38.014" calcext:value-type="float">
            <text:p>38,014</text:p>
          </table:table-cell>
          <table:table-cell office:value-type="float" office:value="29.553" calcext:value-type="float">
            <text:p>29,553</text:p>
          </table:table-cell>
          <table:table-cell office:value-type="float" office:value="27.202" calcext:value-type="float">
            <text:p>27,202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9.334" calcext:value-type="float">
            <text:p>49,334</text:p>
          </table:table-cell>
          <table:table-cell office:value-type="float" office:value="39.702" calcext:value-type="float">
            <text:p>39,702</text:p>
          </table:table-cell>
          <table:table-cell office:value-type="float" office:value="35.303" calcext:value-type="float">
            <text:p>35,303</text:p>
          </table:table-cell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46.424" calcext:value-type="float">
            <text:p>46,424</text:p>
          </table:table-cell>
          <table:table-cell office:value-type="float" office:value="43.076" calcext:value-type="float">
            <text:p>43,076</text:p>
          </table:table-cell>
          <table:table-cell office:value-type="float" office:value="33.221" calcext:value-type="float">
            <text:p>33,221</text:p>
          </table:table-cell>
          <table:table-cell office:value-type="float" office:value="30.825" calcext:value-type="float">
            <text:p>30,825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7.657" calcext:value-type="float">
            <text:p>57,657</text:p>
          </table:table-cell>
          <table:table-cell office:value-type="float" office:value="51.185" calcext:value-type="float">
            <text:p>51,185</text:p>
          </table:table-cell>
          <table:table-cell office:value-type="float" office:value="41.259" calcext:value-type="float">
            <text:p>41,259</text:p>
          </table:table-cell>
          <table:table-cell office:value-type="float" office:value="36.628" calcext:value-type="float">
            <text:p>36,628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109.301" calcext:value-type="float">
            <text:p>109,301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8.216" calcext:value-type="float">
            <text:p>78,216</text:p>
          </table:table-cell>
          <table:table-cell office:value-type="float" office:value="81.175" calcext:value-type="float">
            <text:p>81,175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3.775" calcext:value-type="float">
            <text:p>133,775</text:p>
          </table:table-cell>
          <table:table-cell office:value-type="float" office:value="134.327" calcext:value-type="float">
            <text:p>134,327</text:p>
          </table:table-cell>
          <table:table-cell office:value-type="float" office:value="95.73" calcext:value-type="float">
            <text:p>95,73</text:p>
          </table:table-cell>
          <table:table-cell office:value-type="float" office:value="96.125" calcext:value-type="float">
            <text:p>96,125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45.906" calcext:value-type="float">
            <text:p>145,906</text:p>
          </table:table-cell>
          <table:table-cell office:value-type="float" office:value="147.518" calcext:value-type="float">
            <text:p>147,518</text:p>
          </table:table-cell>
          <table:table-cell office:value-type="float" office:value="104.41" calcext:value-type="float">
            <text:p>104,41</text:p>
          </table:table-cell>
          <table:table-cell office:value-type="float" office:value="105.564" calcext:value-type="float">
            <text:p>105,564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8.421" calcext:value-type="float">
            <text:p>148,421</text:p>
          </table:table-cell>
          <table:table-cell office:value-type="float" office:value="149.219" calcext:value-type="float">
            <text:p>149,219</text:p>
          </table:table-cell>
          <table:table-cell office:value-type="float" office:value="106.21" calcext:value-type="float">
            <text:p>106,21</text:p>
          </table:table-cell>
          <table:table-cell office:value-type="float" office:value="106.781" calcext:value-type="float">
            <text:p>106,781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50.627" calcext:value-type="float">
            <text:p>150,627</text:p>
          </table:table-cell>
          <table:table-cell office:value-type="float" office:value="150.683" calcext:value-type="float">
            <text:p>150,683</text:p>
          </table:table-cell>
          <table:table-cell office:value-type="float" office:value="107.789" calcext:value-type="float">
            <text:p>107,789</text:p>
          </table:table-cell>
          <table:table-cell office:value-type="float" office:value="107.829" calcext:value-type="float">
            <text:p>107,829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62.835" calcext:value-type="float">
            <text:p>162,835</text:p>
          </table:table-cell>
          <table:table-cell office:value-type="float" office:value="154.491" calcext:value-type="float">
            <text:p>154,491</text:p>
          </table:table-cell>
          <table:table-cell office:value-type="float" office:value="116.525" calcext:value-type="float">
            <text:p>116,525</text:p>
          </table:table-cell>
          <table:table-cell office:value-type="float" office:value="110.554" calcext:value-type="float">
            <text:p>110,554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55.824" calcext:value-type="float">
            <text:p>155,824</text:p>
          </table:table-cell>
          <table:table-cell office:value-type="float" office:value="155.859" calcext:value-type="float">
            <text:p>155,859</text:p>
          </table:table-cell>
          <table:table-cell office:value-type="float" office:value="111.507" calcext:value-type="float">
            <text:p>111,507</text:p>
          </table:table-cell>
          <table:table-cell office:value-type="float" office:value="111.532" calcext:value-type="float">
            <text:p>111,532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8.346" calcext:value-type="float">
            <text:p>158,346</text:p>
          </table:table-cell>
          <table:table-cell office:value-type="float" office:value="157.959" calcext:value-type="float">
            <text:p>157,959</text:p>
          </table:table-cell>
          <table:table-cell office:value-type="float" office:value="113.312" calcext:value-type="float">
            <text:p>113,312</text:p>
          </table:table-cell>
          <table:table-cell office:value-type="float" office:value="113.035" calcext:value-type="float">
            <text:p>113,035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161.373" calcext:value-type="float">
            <text:p>161,373</text:p>
          </table:table-cell>
          <table:table-cell office:value-type="float" office:value="160.978" calcext:value-type="float">
            <text:p>160,978</text:p>
          </table:table-cell>
          <table:table-cell office:value-type="float" office:value="115.478" calcext:value-type="float">
            <text:p>115,478</text:p>
          </table:table-cell>
          <table:table-cell office:value-type="float" office:value="115.196" calcext:value-type="float">
            <text:p>115,196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64.655" calcext:value-type="float">
            <text:p>164,655</text:p>
          </table:table-cell>
          <table:table-cell office:value-type="float" office:value="164.791" calcext:value-type="float">
            <text:p>164,791</text:p>
          </table:table-cell>
          <table:table-cell office:value-type="float" office:value="117.827" calcext:value-type="float">
            <text:p>117,827</text:p>
          </table:table-cell>
          <table:table-cell office:value-type="float" office:value="117.924" calcext:value-type="float">
            <text:p>117,924</text:p>
          </table:table-cell>
          <table:table-cell table:number-columns-repeated="2"/>
        </table:table-row>
        <table:table-row table:style-name="ro1">
          <table:table-cell office:value-type="float" office:value="100663296" calcext:value-type="float">
            <text:p>100663296</text:p>
          </table:table-cell>
          <table:table-cell office:value-type="float" office:value="171.247" calcext:value-type="float">
            <text:p>171,247</text:p>
          </table:table-cell>
          <table:table-cell office:value-type="float" office:value="171.228" calcext:value-type="float">
            <text:p>171,228</text:p>
          </table:table-cell>
          <table:table-cell office:value-type="float" office:value="122.544" calcext:value-type="float">
            <text:p>122,544</text:p>
          </table:table-cell>
          <table:table-cell office:value-type="float" office:value="122.531" calcext:value-type="float">
            <text:p>122,531</text:p>
          </table:table-cell>
          <table:table-cell table:number-columns-repeated="2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76.704" calcext:value-type="float">
            <text:p>176,70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126.449" calcext:value-type="float">
            <text:p>126,449</text:p>
          </table:table-cell>
          <table:table-cell office:value-type="float" office:value="126.577" calcext:value-type="float">
            <text:p>126,57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office:value-type="string" calcext:value-type="string" table:number-columns-spanned="6" table:number-rows-spanned="1">
            <text:p>CPU: AMD Ryzen 5 5500U with Radeon Graphics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working set, bytes</text:p>
          </table:table-cell>
          <table:table-cell table:style-name="ce8" office:value-type="string" calcext:value-type="string" table:number-columns-spanned="1" table:number-rows-spanned="3">
            <text:p>mean, cycles</text:p>
          </table:table-cell>
          <table:table-cell table:style-name="ce8" office:value-type="string" calcext:value-type="string" table:number-columns-spanned="1" table:number-rows-spanned="3">
            <text:p>median, cycles</text:p>
          </table:table-cell>
          <table:table-cell table:style-name="ce4" office:value-type="string" calcext:value-type="string" table:number-columns-spanned="1" table:number-rows-spanned="3">
            <text:p>mean, ns</text:p>
          </table:table-cell>
          <table:table-cell table:style-name="ce4" office:value-type="string" calcext:value-type="string" table:number-columns-spanned="1" table:number-rows-spanned="3">
            <text:p>median, ns</text:p>
          </table:table-cell>
          <table:table-cell table:number-columns-repeated="2"/>
        </table:table-row>
        <table:table-row table:style-name="ro1">
          <table:covered-table-cell table:style-name="ce11"/>
          <table:covered-table-cell table:number-columns-repeated="2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covered-table-cell table:style-name="ce11"/>
          <table:covered-table-cell table:number-columns-repeated="2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985" calcext:value-type="float">
            <text:p>5,985</text:p>
          </table:table-cell>
          <table:table-cell office:value-type="float" office:value="5.775" calcext:value-type="float">
            <text:p>5,775</text:p>
          </table:table-cell>
          <table:table-cell office:value-type="float" office:value="2.852" calcext:value-type="float">
            <text:p>2,852</text:p>
          </table:table-cell>
          <table:table-cell office:value-type="float" office:value="2.751" calcext:value-type="float">
            <text:p>2,75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915" calcext:value-type="float">
            <text:p>5,915</text:p>
          </table:table-cell>
          <table:table-cell office:value-type="float" office:value="5.95" calcext:value-type="float">
            <text:p>5,95</text:p>
          </table:table-cell>
          <table:table-cell office:value-type="float" office:value="2.818" calcext:value-type="float">
            <text:p>2,818</text:p>
          </table:table-cell>
          <table:table-cell office:value-type="float" office:value="2.835" calcext:value-type="float">
            <text:p>2,83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59" calcext:value-type="float">
            <text:p>5,959</text:p>
          </table:table-cell>
          <table:table-cell office:value-type="float" office:value="6.037" calcext:value-type="float">
            <text:p>6,037</text:p>
          </table:table-cell>
          <table:table-cell office:value-type="float" office:value="2.839" calcext:value-type="float">
            <text:p>2,839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116" calcext:value-type="float">
            <text:p>6,116</text:p>
          </table:table-cell>
          <table:table-cell office:value-type="float" office:value="6.125" calcext:value-type="float">
            <text:p>6,125</text:p>
          </table:table-cell>
          <table:table-cell office:value-type="float" office:value="2.914" calcext:value-type="float">
            <text:p>2,914</text:p>
          </table:table-cell>
          <table:table-cell office:value-type="float" office:value="2.918" calcext:value-type="float">
            <text:p>2,91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083" calcext:value-type="float">
            <text:p>6,083</text:p>
          </table:table-cell>
          <table:table-cell office:value-type="float" office:value="6.037" calcext:value-type="float">
            <text:p>6,037</text:p>
          </table:table-cell>
          <table:table-cell office:value-type="float" office:value="2.898" calcext:value-type="float">
            <text:p>2,898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046" calcext:value-type="float">
            <text:p>6,046</text:p>
          </table:table-cell>
          <table:table-cell office:value-type="float" office:value="6.037" calcext:value-type="float">
            <text:p>6,037</text:p>
          </table:table-cell>
          <table:table-cell office:value-type="float" office:value="2.881" calcext:value-type="float">
            <text:p>2,881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034" calcext:value-type="float">
            <text:p>6,034</text:p>
          </table:table-cell>
          <table:table-cell office:value-type="float" office:value="6.037" calcext:value-type="float">
            <text:p>6,037</text:p>
          </table:table-cell>
          <table:table-cell office:value-type="float" office:value="2.875" calcext:value-type="float">
            <text:p>2,875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016" calcext:value-type="float">
            <text:p>6,016</text:p>
          </table:table-cell>
          <table:table-cell office:value-type="float" office:value="6.037" calcext:value-type="float">
            <text:p>6,037</text:p>
          </table:table-cell>
          <table:table-cell office:value-type="float" office:value="2.866" calcext:value-type="float">
            <text:p>2,866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031" calcext:value-type="float">
            <text:p>6,031</text:p>
          </table:table-cell>
          <table:table-cell office:value-type="float" office:value="6.037" calcext:value-type="float">
            <text:p>6,037</text:p>
          </table:table-cell>
          <table:table-cell office:value-type="float" office:value="2.873" calcext:value-type="float">
            <text:p>2,873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6.027" calcext:value-type="float">
            <text:p>6,027</text:p>
          </table:table-cell>
          <table:table-cell office:value-type="float" office:value="6.016" calcext:value-type="float">
            <text:p>6,016</text:p>
          </table:table-cell>
          <table:table-cell office:value-type="float" office:value="2.871" calcext:value-type="float">
            <text:p>2,871</text:p>
          </table:table-cell>
          <table:table-cell office:value-type="float" office:value="2.866" calcext:value-type="float">
            <text:p>2,86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6.021" calcext:value-type="float">
            <text:p>6,021</text:p>
          </table:table-cell>
          <table:table-cell table:number-columns-repeated="2" office:value-type="float" office:value="2.869" calcext:value-type="float">
            <text:p>2,869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.013" calcext:value-type="float">
            <text:p>6,013</text:p>
          </table:table-cell>
          <table:table-cell office:value-type="float" office:value="6.016" calcext:value-type="float">
            <text:p>6,016</text:p>
          </table:table-cell>
          <table:table-cell office:value-type="float" office:value="2.865" calcext:value-type="float">
            <text:p>2,865</text:p>
          </table:table-cell>
          <table:table-cell office:value-type="float" office:value="2.866" calcext:value-type="float">
            <text:p>2,866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012" calcext:value-type="float">
            <text:p>6,012</text:p>
          </table:table-cell>
          <table:table-cell office:value-type="float" office:value="6.013" calcext:value-type="float">
            <text:p>6,013</text:p>
          </table:table-cell>
          <table:table-cell office:value-type="float" office:value="2.864" calcext:value-type="float">
            <text:p>2,864</text:p>
          </table:table-cell>
          <table:table-cell office:value-type="float" office:value="2.865" calcext:value-type="float">
            <text:p>2,865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6.007" calcext:value-type="float">
            <text:p>6,007</text:p>
          </table:table-cell>
          <table:table-cell office:value-type="float" office:value="6.005" calcext:value-type="float">
            <text:p>6,005</text:p>
          </table:table-cell>
          <table:table-cell office:value-type="float" office:value="2.862" calcext:value-type="float">
            <text:p>2,862</text:p>
          </table:table-cell>
          <table:table-cell office:value-type="float" office:value="2.861" calcext:value-type="float">
            <text:p>2,861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006" calcext:value-type="float">
            <text:p>6,006</text:p>
          </table:table-cell>
          <table:table-cell office:value-type="float" office:value="6.005" calcext:value-type="float">
            <text:p>6,005</text:p>
          </table:table-cell>
          <table:table-cell table:number-columns-repeated="2" office:value-type="float" office:value="2.861" calcext:value-type="float">
            <text:p>2,861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6.006" calcext:value-type="float">
            <text:p>6,006</text:p>
          </table:table-cell>
          <table:table-cell office:value-type="float" office:value="6.005" calcext:value-type="float">
            <text:p>6,005</text:p>
          </table:table-cell>
          <table:table-cell office:value-type="float" office:value="2.862" calcext:value-type="float">
            <text:p>2,862</text:p>
          </table:table-cell>
          <table:table-cell office:value-type="float" office:value="2.861" calcext:value-type="float">
            <text:p>2,861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.165" calcext:value-type="float">
            <text:p>6,165</text:p>
          </table:table-cell>
          <table:table-cell office:value-type="float" office:value="6.156" calcext:value-type="float">
            <text:p>6,156</text:p>
          </table:table-cell>
          <table:table-cell office:value-type="float" office:value="2.937" calcext:value-type="float">
            <text:p>2,937</text:p>
          </table:table-cell>
          <table:table-cell office:value-type="float" office:value="2.933" calcext:value-type="float">
            <text:p>2,933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0.344" calcext:value-type="float">
            <text:p>20,344</text:p>
          </table:table-cell>
          <table:table-cell office:value-type="float" office:value="19.271" calcext:value-type="float">
            <text:p>19,271</text:p>
          </table:table-cell>
          <table:table-cell office:value-type="float" office:value="9.693" calcext:value-type="float">
            <text:p>9,693</text:p>
          </table:table-cell>
          <table:table-cell office:value-type="float" office:value="9.181" calcext:value-type="float">
            <text:p>9,181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9.472" calcext:value-type="float">
            <text:p>19,472</text:p>
          </table:table-cell>
          <table:table-cell office:value-type="float" office:value="19.46" calcext:value-type="float">
            <text:p>19,46</text:p>
          </table:table-cell>
          <table:table-cell office:value-type="float" office:value="9.278" calcext:value-type="float">
            <text:p>9,278</text:p>
          </table:table-cell>
          <table:table-cell office:value-type="float" office:value="9.272" calcext:value-type="float">
            <text:p>9,272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1.237" calcext:value-type="float">
            <text:p>11,237</text:p>
          </table:table-cell>
          <table:table-cell office:value-type="float" office:value="6.735" calcext:value-type="float">
            <text:p>6,735</text:p>
          </table:table-cell>
          <table:table-cell office:value-type="float" office:value="5.354" calcext:value-type="float">
            <text:p>5,354</text:p>
          </table:table-cell>
          <table:table-cell office:value-type="float" office:value="3.209" calcext:value-type="float">
            <text:p>3,209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.056" calcext:value-type="float">
            <text:p>7,056</text:p>
          </table:table-cell>
          <table:table-cell office:value-type="float" office:value="6.515" calcext:value-type="float">
            <text:p>6,515</text:p>
          </table:table-cell>
          <table:table-cell office:value-type="float" office:value="3.362" calcext:value-type="float">
            <text:p>3,362</text:p>
          </table:table-cell>
          <table:table-cell office:value-type="float" office:value="3.104" calcext:value-type="float">
            <text:p>3,104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7.208" calcext:value-type="float">
            <text:p>7,208</text:p>
          </table:table-cell>
          <table:table-cell office:value-type="float" office:value="6.767" calcext:value-type="float">
            <text:p>6,767</text:p>
          </table:table-cell>
          <table:table-cell office:value-type="float" office:value="3.434" calcext:value-type="float">
            <text:p>3,434</text:p>
          </table:table-cell>
          <table:table-cell office:value-type="float" office:value="3.224" calcext:value-type="float">
            <text:p>3,224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.982" calcext:value-type="float">
            <text:p>6,982</text:p>
          </table:table-cell>
          <table:table-cell office:value-type="float" office:value="6.933" calcext:value-type="float">
            <text:p>6,933</text:p>
          </table:table-cell>
          <table:table-cell office:value-type="float" office:value="3.326" calcext:value-type="float">
            <text:p>3,326</text:p>
          </table:table-cell>
          <table:table-cell office:value-type="float" office:value="3.303" calcext:value-type="float">
            <text:p>3,303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8.918" calcext:value-type="float">
            <text:p>8,918</text:p>
          </table:table-cell>
          <table:table-cell office:value-type="float" office:value="8.609" calcext:value-type="float">
            <text:p>8,609</text:p>
          </table:table-cell>
          <table:table-cell office:value-type="float" office:value="4.249" calcext:value-type="float">
            <text:p>4,249</text:p>
          </table:table-cell>
          <table:table-cell office:value-type="float" office:value="4.102" calcext:value-type="float">
            <text:p>4,102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.983" calcext:value-type="float">
            <text:p>10,983</text:p>
          </table:table-cell>
          <table:table-cell office:value-type="float" office:value="10.858" calcext:value-type="float">
            <text:p>10,858</text:p>
          </table:table-cell>
          <table:table-cell office:value-type="float" office:value="5.233" calcext:value-type="float">
            <text:p>5,233</text:p>
          </table:table-cell>
          <table:table-cell office:value-type="float" office:value="5.173" calcext:value-type="float">
            <text:p>5,173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18.857" calcext:value-type="float">
            <text:p>18,857</text:p>
          </table:table-cell>
          <table:table-cell office:value-type="float" office:value="18.579" calcext:value-type="float">
            <text:p>18,579</text:p>
          </table:table-cell>
          <table:table-cell office:value-type="float" office:value="8.985" calcext:value-type="float">
            <text:p>8,985</text:p>
          </table:table-cell>
          <table:table-cell office:value-type="float" office:value="8.852" calcext:value-type="float">
            <text:p>8,852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1.244" calcext:value-type="float">
            <text:p>21,244</text:p>
          </table:table-cell>
          <table:table-cell office:value-type="float" office:value="19.368" calcext:value-type="float">
            <text:p>19,368</text:p>
          </table:table-cell>
          <table:table-cell office:value-type="float" office:value="10.122" calcext:value-type="float">
            <text:p>10,122</text:p>
          </table:table-cell>
          <table:table-cell office:value-type="float" office:value="9.228" calcext:value-type="float">
            <text:p>9,228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24.186" calcext:value-type="float">
            <text:p>24,186</text:p>
          </table:table-cell>
          <table:table-cell office:value-type="float" office:value="23.519" calcext:value-type="float">
            <text:p>23,519</text:p>
          </table:table-cell>
          <table:table-cell office:value-type="float" office:value="11.523" calcext:value-type="float">
            <text:p>11,523</text:p>
          </table:table-cell>
          <table:table-cell office:value-type="float" office:value="11.206" calcext:value-type="float">
            <text:p>11,206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3.096" calcext:value-type="float">
            <text:p>23,096</text:p>
          </table:table-cell>
          <table:table-cell office:value-type="float" office:value="22.003" calcext:value-type="float">
            <text:p>22,003</text:p>
          </table:table-cell>
          <table:table-cell office:value-type="float" office:value="11.004" calcext:value-type="float">
            <text:p>11,004</text:p>
          </table:table-cell>
          <table:table-cell office:value-type="float" office:value="10.483" calcext:value-type="float">
            <text:p>10,483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30.455" calcext:value-type="float">
            <text:p>30,455</text:p>
          </table:table-cell>
          <table:table-cell office:value-type="float" office:value="27.889" calcext:value-type="float">
            <text:p>27,889</text:p>
          </table:table-cell>
          <table:table-cell office:value-type="float" office:value="14.51" calcext:value-type="float">
            <text:p>14,51</text:p>
          </table:table-cell>
          <table:table-cell office:value-type="float" office:value="13.287" calcext:value-type="float">
            <text:p>13,287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0.589" calcext:value-type="float">
            <text:p>60,589</text:p>
          </table:table-cell>
          <table:table-cell office:value-type="float" office:value="56.771" calcext:value-type="float">
            <text:p>56,771</text:p>
          </table:table-cell>
          <table:table-cell office:value-type="float" office:value="28.868" calcext:value-type="float">
            <text:p>28,868</text:p>
          </table:table-cell>
          <table:table-cell office:value-type="float" office:value="27.048" calcext:value-type="float">
            <text:p>27,048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126.274" calcext:value-type="float">
            <text:p>126,274</text:p>
          </table:table-cell>
          <table:table-cell office:value-type="float" office:value="125.858" calcext:value-type="float">
            <text:p>125,858</text:p>
          </table:table-cell>
          <table:table-cell office:value-type="float" office:value="60.163" calcext:value-type="float">
            <text:p>60,163</text:p>
          </table:table-cell>
          <table:table-cell office:value-type="float" office:value="59.965" calcext:value-type="float">
            <text:p>59,965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0.536" calcext:value-type="float">
            <text:p>150,536</text:p>
          </table:table-cell>
          <table:table-cell office:value-type="float" office:value="150.091" calcext:value-type="float">
            <text:p>150,091</text:p>
          </table:table-cell>
          <table:table-cell office:value-type="float" office:value="71.723" calcext:value-type="float">
            <text:p>71,723</text:p>
          </table:table-cell>
          <table:table-cell office:value-type="float" office:value="71.511" calcext:value-type="float">
            <text:p>71,511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67.919" calcext:value-type="float">
            <text:p>167,919</text:p>
          </table:table-cell>
          <table:table-cell office:value-type="float" office:value="167.721" calcext:value-type="float">
            <text:p>167,721</text:p>
          </table:table-cell>
          <table:table-cell office:value-type="float" office:value="80.005" calcext:value-type="float">
            <text:p>80,005</text:p>
          </table:table-cell>
          <table:table-cell office:value-type="float" office:value="79.91" calcext:value-type="float">
            <text:p>79,91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76.738" calcext:value-type="float">
            <text:p>176,738</text:p>
          </table:table-cell>
          <table:table-cell office:value-type="float" office:value="176.512" calcext:value-type="float">
            <text:p>176,512</text:p>
          </table:table-cell>
          <table:table-cell office:value-type="float" office:value="84.207" calcext:value-type="float">
            <text:p>84,207</text:p>
          </table:table-cell>
          <table:table-cell office:value-type="float" office:value="84.099" calcext:value-type="float">
            <text:p>84,099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186.919" calcext:value-type="float">
            <text:p>186,919</text:p>
          </table:table-cell>
          <table:table-cell office:value-type="float" office:value="186.778" calcext:value-type="float">
            <text:p>186,778</text:p>
          </table:table-cell>
          <table:table-cell office:value-type="float" office:value="89.058" calcext:value-type="float">
            <text:p>89,058</text:p>
          </table:table-cell>
          <table:table-cell office:value-type="float" office:value="88.99" calcext:value-type="float">
            <text:p>88,99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93.492" calcext:value-type="float">
            <text:p>193,492</text:p>
          </table:table-cell>
          <table:table-cell office:value-type="float" office:value="193.504" calcext:value-type="float">
            <text:p>193,504</text:p>
          </table:table-cell>
          <table:table-cell office:value-type="float" office:value="92.189" calcext:value-type="float">
            <text:p>92,189</text:p>
          </table:table-cell>
          <table:table-cell office:value-type="float" office:value="92.195" calcext:value-type="float">
            <text:p>92,195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201.73" calcext:value-type="float">
            <text:p>201,73</text:p>
          </table:table-cell>
          <table:table-cell office:value-type="float" office:value="201.744" calcext:value-type="float">
            <text:p>201,744</text:p>
          </table:table-cell>
          <table:table-cell office:value-type="float" office:value="96.114" calcext:value-type="float">
            <text:p>96,114</text:p>
          </table:table-cell>
          <table:table-cell office:value-type="float" office:value="96.121" calcext:value-type="float">
            <text:p>96,121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08.216" calcext:value-type="float">
            <text:p>208,216</text:p>
          </table:table-cell>
          <table:table-cell office:value-type="float" office:value="208.174" calcext:value-type="float">
            <text:p>208,174</text:p>
          </table:table-cell>
          <table:table-cell office:value-type="float" office:value="99.205" calcext:value-type="float">
            <text:p>99,205</text:p>
          </table:table-cell>
          <table:table-cell office:value-type="float" office:value="99.184" calcext:value-type="float">
            <text:p>99,184</text:p>
          </table:table-cell>
          <table:table-cell table:number-columns-repeated="2"/>
        </table:table-row>
        <table:table-row table:style-name="ro1">
          <table:table-cell office:value-type="float" office:value="100663296" calcext:value-type="float">
            <text:p>100663296</text:p>
          </table:table-cell>
          <table:table-cell office:value-type="float" office:value="216.17" calcext:value-type="float">
            <text:p>216,17</text:p>
          </table:table-cell>
          <table:table-cell office:value-type="float" office:value="215.05" calcext:value-type="float">
            <text:p>215,05</text:p>
          </table:table-cell>
          <table:table-cell office:value-type="float" office:value="102.994" calcext:value-type="float">
            <text:p>102,994</text:p>
          </table:table-cell>
          <table:table-cell office:value-type="float" office:value="102.46" calcext:value-type="float">
            <text:p>102,46</text:p>
          </table:table-cell>
          <table:table-cell table:number-columns-repeated="2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21.981" calcext:value-type="float">
            <text:p>221,981</text:p>
          </table:table-cell>
          <table:table-cell office:value-type="float" office:value="220.954" calcext:value-type="float">
            <text:p>220,954</text:p>
          </table:table-cell>
          <table:table-cell office:value-type="float" office:value="105.763" calcext:value-type="float">
            <text:p>105,763</text:p>
          </table:table-cell>
          <table:table-cell office:value-type="float" office:value="105.274" calcext:value-type="float">
            <text:p>105,27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 office:value-type="string" calcext:value-type="string" table:number-columns-spanned="6" table:number-rows-spanned="1">
            <text:p>CPU: Intel(R) Core(TM) i3-8130U CPU @ 2.20GHz</text:p>
          </table:table-cell>
          <table:covered-table-cell table:number-columns-repeated="5"/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working set, bytes</text:p>
          </table:table-cell>
          <table:table-cell table:style-name="ce8" office:value-type="string" calcext:value-type="string" table:number-columns-spanned="1" table:number-rows-spanned="3">
            <text:p>mean, cycles</text:p>
          </table:table-cell>
          <table:table-cell table:style-name="ce8" office:value-type="string" calcext:value-type="string" table:number-columns-spanned="1" table:number-rows-spanned="3">
            <text:p>median, cycles</text:p>
          </table:table-cell>
          <table:table-cell table:style-name="ce4" office:value-type="string" calcext:value-type="string" table:number-columns-spanned="1" table:number-rows-spanned="3">
            <text:p>mean, ns</text:p>
          </table:table-cell>
          <table:table-cell table:style-name="ce4" office:value-type="string" calcext:value-type="string" table:number-columns-spanned="1" table:number-rows-spanned="3">
            <text:p>median, ns</text:p>
          </table:table-cell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covered-table-cell table:number-columns-repeated="3" table:style-name="ce7"/>
          <table:covered-table-cell table:number-columns-repeated="2" table:style-name="ce11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28" calcext:value-type="float">
            <text:p>9,28</text:p>
          </table:table-cell>
          <table:table-cell office:value-type="float" office:value="9.5" calcext:value-type="float">
            <text:p>9,5</text:p>
          </table:table-cell>
          <table:table-cell office:value-type="float" office:value="4.204" calcext:value-type="float">
            <text:p>4,204</text:p>
          </table:table-cell>
          <table:table-cell office:value-type="float" office:value="4.304" calcext:value-type="float">
            <text:p>4,30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82" calcext:value-type="float">
            <text:p>6,882</text:p>
          </table:table-cell>
          <table:table-cell office:value-type="float" office:value="6.733" calcext:value-type="float">
            <text:p>6,733</text:p>
          </table:table-cell>
          <table:table-cell office:value-type="float" office:value="3.118" calcext:value-type="float">
            <text:p>3,118</text:p>
          </table:table-cell>
          <table:table-cell office:value-type="float" office:value="3.05" calcext:value-type="float">
            <text:p>3,0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8.425" calcext:value-type="float">
            <text:p>8,425</text:p>
          </table:table-cell>
          <table:table-cell table:number-columns-repeated="2" office:value-type="float" office:value="3.817" calcext:value-type="float">
            <text:p>3,81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355" calcext:value-type="float">
            <text:p>8,355</text:p>
          </table:table-cell>
          <table:table-cell office:value-type="float" office:value="8.1" calcext:value-type="float">
            <text:p>8,1</text:p>
          </table:table-cell>
          <table:table-cell office:value-type="float" office:value="3.785" calcext:value-type="float">
            <text:p>3,785</text:p>
          </table:table-cell>
          <table:table-cell office:value-type="float" office:value="3.669" calcext:value-type="float">
            <text:p>3,66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903" calcext:value-type="float">
            <text:p>7,903</text:p>
          </table:table-cell>
          <table:table-cell office:value-type="float" office:value="7.888" calcext:value-type="float">
            <text:p>7,888</text:p>
          </table:table-cell>
          <table:table-cell office:value-type="float" office:value="3.58" calcext:value-type="float">
            <text:p>3,58</text:p>
          </table:table-cell>
          <table:table-cell office:value-type="float" office:value="3.573" calcext:value-type="float">
            <text:p>3,57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73" calcext:value-type="float">
            <text:p>7,73</text:p>
          </table:table-cell>
          <table:table-cell office:value-type="float" office:value="7.742" calcext:value-type="float">
            <text:p>7,742</text:p>
          </table:table-cell>
          <table:table-cell office:value-type="float" office:value="3.502" calcext:value-type="float">
            <text:p>3,502</text:p>
          </table:table-cell>
          <table:table-cell office:value-type="float" office:value="3.507" calcext:value-type="float">
            <text:p>3,50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639" calcext:value-type="float">
            <text:p>7,639</text:p>
          </table:table-cell>
          <table:table-cell office:value-type="float" office:value="7.65" calcext:value-type="float">
            <text:p>7,65</text:p>
          </table:table-cell>
          <table:table-cell office:value-type="float" office:value="3.461" calcext:value-type="float">
            <text:p>3,461</text:p>
          </table:table-cell>
          <table:table-cell office:value-type="float" office:value="3.466" calcext:value-type="float">
            <text:p>3,466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.565" calcext:value-type="float">
            <text:p>7,565</text:p>
          </table:table-cell>
          <table:table-cell office:value-type="float" office:value="7.558" calcext:value-type="float">
            <text:p>7,558</text:p>
          </table:table-cell>
          <table:table-cell office:value-type="float" office:value="3.427" calcext:value-type="float">
            <text:p>3,427</text:p>
          </table:table-cell>
          <table:table-cell office:value-type="float" office:value="3.424" calcext:value-type="float">
            <text:p>3,424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512" calcext:value-type="float">
            <text:p>7,512</text:p>
          </table:table-cell>
          <table:table-cell office:value-type="float" office:value="7.513" calcext:value-type="float">
            <text:p>7,513</text:p>
          </table:table-cell>
          <table:table-cell table:number-columns-repeated="2" office:value-type="float" office:value="3.403" calcext:value-type="float">
            <text:p>3,403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7.466" calcext:value-type="float">
            <text:p>7,466</text:p>
          </table:table-cell>
          <table:table-cell office:value-type="float" office:value="7.467" calcext:value-type="float">
            <text:p>7,467</text:p>
          </table:table-cell>
          <table:table-cell office:value-type="float" office:value="3.382" calcext:value-type="float">
            <text:p>3,382</text:p>
          </table:table-cell>
          <table:table-cell office:value-type="float" office:value="3.383" calcext:value-type="float">
            <text:p>3,383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.444" calcext:value-type="float">
            <text:p>7,444</text:p>
          </table:table-cell>
          <table:table-cell office:value-type="float" office:value="7.445" calcext:value-type="float">
            <text:p>7,445</text:p>
          </table:table-cell>
          <table:table-cell office:value-type="float" office:value="3.372" calcext:value-type="float">
            <text:p>3,372</text:p>
          </table:table-cell>
          <table:table-cell office:value-type="float" office:value="3.373" calcext:value-type="float">
            <text:p>3,373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7.421" calcext:value-type="float">
            <text:p>7,421</text:p>
          </table:table-cell>
          <table:table-cell office:value-type="float" office:value="7.424" calcext:value-type="float">
            <text:p>7,42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63" calcext:value-type="float">
            <text:p>3,363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876" calcext:value-type="float">
            <text:p>7,876</text:p>
          </table:table-cell>
          <table:table-cell office:value-type="float" office:value="7.415" calcext:value-type="float">
            <text:p>7,415</text:p>
          </table:table-cell>
          <table:table-cell office:value-type="float" office:value="3.568" calcext:value-type="float">
            <text:p>3,568</text:p>
          </table:table-cell>
          <table:table-cell office:value-type="float" office:value="3.359" calcext:value-type="float">
            <text:p>3,359</text:p>
          </table:table-cell>
          <table:table-cell table:number-columns-repeated="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7.4" calcext:value-type="float">
            <text:p>7,4</text:p>
          </table:table-cell>
          <table:table-cell office:value-type="float" office:value="7.401" calcext:value-type="float">
            <text:p>7,401</text:p>
          </table:table-cell>
          <table:table-cell office:value-type="float" office:value="3.352" calcext:value-type="float">
            <text:p>3,352</text:p>
          </table:table-cell>
          <table:table-cell office:value-type="float" office:value="3.353" calcext:value-type="float">
            <text:p>3,353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.394" calcext:value-type="float">
            <text:p>7,394</text:p>
          </table:table-cell>
          <table:table-cell office:value-type="float" office:value="7.396" calcext:value-type="float">
            <text:p>7,396</text:p>
          </table:table-cell>
          <table:table-cell office:value-type="float" office:value="3.35" calcext:value-type="float">
            <text:p>3,35</text:p>
          </table:table-cell>
          <table:table-cell office:value-type="float" office:value="3.351" calcext:value-type="float">
            <text:p>3,351</text:p>
          </table:table-cell>
          <table:table-cell table:number-columns-repeated="2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5.888" calcext:value-type="float">
            <text:p>5,888</text:p>
          </table:table-cell>
          <table:table-cell office:value-type="float" office:value="5.544" calcext:value-type="float">
            <text:p>5,544</text:p>
          </table:table-cell>
          <table:table-cell office:value-type="float" office:value="2.667" calcext:value-type="float">
            <text:p>2,667</text:p>
          </table:table-cell>
          <table:table-cell office:value-type="float" office:value="2.511" calcext:value-type="float">
            <text:p>2,511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.85" calcext:value-type="float">
            <text:p>5,85</text:p>
          </table:table-cell>
          <table:table-cell office:value-type="float" office:value="5.831" calcext:value-type="float">
            <text:p>5,831</text:p>
          </table:table-cell>
          <table:table-cell office:value-type="float" office:value="2.65" calcext:value-type="float">
            <text:p>2,65</text:p>
          </table:table-cell>
          <table:table-cell office:value-type="float" office:value="2.642" calcext:value-type="float">
            <text:p>2,642</text:p>
          </table:table-cell>
          <table:table-cell table:number-columns-repeated="2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6.009" calcext:value-type="float">
            <text:p>26,009</text:p>
          </table:table-cell>
          <table:table-cell office:value-type="float" office:value="25.977" calcext:value-type="float">
            <text:p>25,977</text:p>
          </table:table-cell>
          <table:table-cell office:value-type="float" office:value="11.782" calcext:value-type="float">
            <text:p>11,782</text:p>
          </table:table-cell>
          <table:table-cell office:value-type="float" office:value="11.768" calcext:value-type="float">
            <text:p>11,768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1.135" calcext:value-type="float">
            <text:p>21,135</text:p>
          </table:table-cell>
          <table:table-cell office:value-type="float" office:value="20.929" calcext:value-type="float">
            <text:p>20,929</text:p>
          </table:table-cell>
          <table:table-cell office:value-type="float" office:value="9.575" calcext:value-type="float">
            <text:p>9,575</text:p>
          </table:table-cell>
          <table:table-cell office:value-type="float" office:value="9.481" calcext:value-type="float">
            <text:p>9,481</text:p>
          </table:table-cell>
          <table:table-cell table:number-columns-repeated="2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2.423" calcext:value-type="float">
            <text:p>22,423</text:p>
          </table:table-cell>
          <table:table-cell office:value-type="float" office:value="22.746" calcext:value-type="float">
            <text:p>22,746</text:p>
          </table:table-cell>
          <table:table-cell office:value-type="float" office:value="10.158" calcext:value-type="float">
            <text:p>10,158</text:p>
          </table:table-cell>
          <table:table-cell office:value-type="float" office:value="10.304" calcext:value-type="float">
            <text:p>10,304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.335" calcext:value-type="float">
            <text:p>17,335</text:p>
          </table:table-cell>
          <table:table-cell office:value-type="float" office:value="17.559" calcext:value-type="float">
            <text:p>17,559</text:p>
          </table:table-cell>
          <table:table-cell office:value-type="float" office:value="7.853" calcext:value-type="float">
            <text:p>7,853</text:p>
          </table:table-cell>
          <table:table-cell office:value-type="float" office:value="7.955" calcext:value-type="float">
            <text:p>7,955</text:p>
          </table:table-cell>
          <table:table-cell table:number-columns-repeated="2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01" calcext:value-type="float">
            <text:p>16,501</text:p>
          </table:table-cell>
          <table:table-cell office:value-type="float" office:value="7.721" calcext:value-type="float">
            <text:p>7,721</text:p>
          </table:table-cell>
          <table:table-cell office:value-type="float" office:value="7.475" calcext:value-type="float">
            <text:p>7,475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.505" calcext:value-type="float">
            <text:p>18,505</text:p>
          </table:table-cell>
          <table:table-cell office:value-type="float" office:value="17.692" calcext:value-type="float">
            <text:p>17,692</text:p>
          </table:table-cell>
          <table:table-cell office:value-type="float" office:value="8.383" calcext:value-type="float">
            <text:p>8,383</text:p>
          </table:table-cell>
          <table:table-cell office:value-type="float" office:value="8.015" calcext:value-type="float">
            <text:p>8,015</text:p>
          </table:table-cell>
          <table:table-cell table:number-columns-repeated="2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22.907" calcext:value-type="float">
            <text:p>22,907</text:p>
          </table:table-cell>
          <table:table-cell office:value-type="float" office:value="22.783" calcext:value-type="float">
            <text:p>22,783</text:p>
          </table:table-cell>
          <table:table-cell office:value-type="float" office:value="10.377" calcext:value-type="float">
            <text:p>10,377</text:p>
          </table:table-cell>
          <table:table-cell office:value-type="float" office:value="10.321" calcext:value-type="float">
            <text:p>10,321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6.108" calcext:value-type="float">
            <text:p>26,108</text:p>
          </table:table-cell>
          <table:table-cell office:value-type="float" office:value="25.757" calcext:value-type="float">
            <text:p>25,757</text:p>
          </table:table-cell>
          <table:table-cell office:value-type="float" office:value="11.828" calcext:value-type="float">
            <text:p>11,828</text:p>
          </table:table-cell>
          <table:table-cell office:value-type="float" office:value="11.669" calcext:value-type="float">
            <text:p>11,669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28.449" calcext:value-type="float">
            <text:p>28,449</text:p>
          </table:table-cell>
          <table:table-cell office:value-type="float" office:value="28.12" calcext:value-type="float">
            <text:p>28,12</text:p>
          </table:table-cell>
          <table:table-cell office:value-type="float" office:value="12.888" calcext:value-type="float">
            <text:p>12,888</text:p>
          </table:table-cell>
          <table:table-cell office:value-type="float" office:value="12.739" calcext:value-type="float">
            <text:p>12,739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9.992" calcext:value-type="float">
            <text:p>29,992</text:p>
          </table:table-cell>
          <table:table-cell office:value-type="float" office:value="29.649" calcext:value-type="float">
            <text:p>29,649</text:p>
          </table:table-cell>
          <table:table-cell office:value-type="float" office:value="13.587" calcext:value-type="float">
            <text:p>13,587</text:p>
          </table:table-cell>
          <table:table-cell office:value-type="float" office:value="13.432" calcext:value-type="float">
            <text:p>13,432</text:p>
          </table:table-cell>
          <table:table-cell table:number-columns-repeated="2"/>
        </table:table-row>
        <table:table-row table:style-name="ro1">
          <table:table-cell office:value-type="float" office:value="1572864" calcext:value-type="float">
            <text:p>1572864</text:p>
          </table:table-cell>
          <table:table-cell office:value-type="float" office:value="31.241" calcext:value-type="float">
            <text:p>31,241</text:p>
          </table:table-cell>
          <table:table-cell office:value-type="float" office:value="30.689" calcext:value-type="float">
            <text:p>30,689</text:p>
          </table:table-cell>
          <table:table-cell office:value-type="float" office:value="14.153" calcext:value-type="float">
            <text:p>14,153</text:p>
          </table:table-cell>
          <table:table-cell office:value-type="float" office:value="13.903" calcext:value-type="float">
            <text:p>13,903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4.723" calcext:value-type="float">
            <text:p>34,723</text:p>
          </table:table-cell>
          <table:table-cell office:value-type="float" office:value="34.045" calcext:value-type="float">
            <text:p>34,045</text:p>
          </table:table-cell>
          <table:table-cell office:value-type="float" office:value="15.73" calcext:value-type="float">
            <text:p>15,73</text:p>
          </table:table-cell>
          <table:table-cell office:value-type="float" office:value="15.423" calcext:value-type="float">
            <text:p>15,423</text:p>
          </table:table-cell>
          <table:table-cell table:number-columns-repeated="2"/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39.746" calcext:value-type="float">
            <text:p>39,746</text:p>
          </table:table-cell>
          <table:table-cell office:value-type="float" office:value="37.771" calcext:value-type="float">
            <text:p>37,771</text:p>
          </table:table-cell>
          <table:table-cell office:value-type="float" office:value="18.006" calcext:value-type="float">
            <text:p>18,006</text:p>
          </table:table-cell>
          <table:table-cell office:value-type="float" office:value="17.111" calcext:value-type="float">
            <text:p>17,111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1.822" calcext:value-type="float">
            <text:p>111,822</text:p>
          </table:table-cell>
          <table:table-cell office:value-type="float" office:value="106.648" calcext:value-type="float">
            <text:p>106,648</text:p>
          </table:table-cell>
          <table:table-cell office:value-type="float" office:value="50.658" calcext:value-type="float">
            <text:p>50,658</text:p>
          </table:table-cell>
          <table:table-cell office:value-type="float" office:value="48.314" calcext:value-type="float">
            <text:p>48,314</text:p>
          </table:table-cell>
          <table:table-cell table:number-columns-repeated="2"/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226.111" calcext:value-type="float">
            <text:p>226,111</text:p>
          </table:table-cell>
          <table:table-cell office:value-type="float" office:value="226.48" calcext:value-type="float">
            <text:p>226,48</text:p>
          </table:table-cell>
          <table:table-cell office:value-type="float" office:value="102.433" calcext:value-type="float">
            <text:p>102,433</text:p>
          </table:table-cell>
          <table:table-cell office:value-type="float" office:value="102.6" calcext:value-type="float">
            <text:p>102,6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4.436" calcext:value-type="float">
            <text:p>234,436</text:p>
          </table:table-cell>
          <table:table-cell office:value-type="float" office:value="234.897" calcext:value-type="float">
            <text:p>234,897</text:p>
          </table:table-cell>
          <table:table-cell office:value-type="float" office:value="106.204" calcext:value-type="float">
            <text:p>106,204</text:p>
          </table:table-cell>
          <table:table-cell office:value-type="float" office:value="106.413" calcext:value-type="float">
            <text:p>106,413</text:p>
          </table:table-cell>
          <table:table-cell table:number-columns-repeated="2"/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259.069" calcext:value-type="float">
            <text:p>259,069</text:p>
          </table:table-cell>
          <table:table-cell office:value-type="float" office:value="257.813" calcext:value-type="float">
            <text:p>257,813</text:p>
          </table:table-cell>
          <table:table-cell office:value-type="float" office:value="117.364" calcext:value-type="float">
            <text:p>117,364</text:p>
          </table:table-cell>
          <table:table-cell office:value-type="float" office:value="116.795" calcext:value-type="float">
            <text:p>116,795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66.768" calcext:value-type="float">
            <text:p>266,768</text:p>
          </table:table-cell>
          <table:table-cell office:value-type="float" office:value="266.587" calcext:value-type="float">
            <text:p>266,587</text:p>
          </table:table-cell>
          <table:table-cell office:value-type="float" office:value="120.851" calcext:value-type="float">
            <text:p>120,851</text:p>
          </table:table-cell>
          <table:table-cell office:value-type="float" office:value="120.769" calcext:value-type="float">
            <text:p>120,769</text:p>
          </table:table-cell>
          <table:table-cell table:number-columns-repeated="2"/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268.098" calcext:value-type="float">
            <text:p>268,098</text:p>
          </table:table-cell>
          <table:table-cell office:value-type="float" office:value="273.026" calcext:value-type="float">
            <text:p>273,026</text:p>
          </table:table-cell>
          <table:table-cell office:value-type="float" office:value="121.454" calcext:value-type="float">
            <text:p>121,454</text:p>
          </table:table-cell>
          <table:table-cell office:value-type="float" office:value="123.686" calcext:value-type="float">
            <text:p>123,686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70.481" calcext:value-type="float">
            <text:p>270,481</text:p>
          </table:table-cell>
          <table:table-cell office:value-type="float" office:value="266.557" calcext:value-type="float">
            <text:p>266,557</text:p>
          </table:table-cell>
          <table:table-cell office:value-type="float" office:value="122.534" calcext:value-type="float">
            <text:p>122,534</text:p>
          </table:table-cell>
          <table:table-cell office:value-type="float" office:value="120.756" calcext:value-type="float">
            <text:p>120,756</text:p>
          </table:table-cell>
          <table:table-cell table:number-columns-repeated="2"/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277.792" calcext:value-type="float">
            <text:p>277,792</text:p>
          </table:table-cell>
          <table:table-cell office:value-type="float" office:value="281.097" calcext:value-type="float">
            <text:p>281,097</text:p>
          </table:table-cell>
          <table:table-cell office:value-type="float" office:value="125.845" calcext:value-type="float">
            <text:p>125,845</text:p>
          </table:table-cell>
          <table:table-cell office:value-type="float" office:value="127.342" calcext:value-type="float">
            <text:p>127,3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22:09:25.4380706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2T21:50:46.175253200</dc:date>
    <meta:editing-duration>PT2H44M55S</meta:editing-duration>
    <meta:editing-cycles>11</meta:editing-cycles>
    <meta:generator>LibreOffice/6.4.7.2$Linux_X86_64 LibreOffice_project/40$Build-2</meta:generator>
    <meta:document-statistic meta:table-count="2" meta:cell-count="71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143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3.906cm" svg:y="1.411cm" style:legend-expansion="custom" chartooo:width="5.011cm" chartooo:height="1.679cm" style:legend-expansion-aspect-ratio="2.98451459201906" chart:style-name="ch2"/>
        <chart:plot-area chart:style-name="ch3" table:cell-range-address="'2022 experiments'.A5:'2022 experiments'.C45" chart:data-source-has-labels="both" svg:x="0.723cm" svg:y="0.036cm" svg:width="18.52cm" svg:height="11.556cm">
          <chartooo:coordinate-region svg:x="1.53cm" svg:y="0.235cm" svg:width="16.905cm" svg:height="9.647cm"/>
          <chart:axis chart:dimension="x" chart:name="primary-x" chart:style-name="ch4" chartooo:axis-type="auto">
            <chartooo:date-scale/>
            <chart:title svg:x="8.879cm" svg:y="11.172cm" chart:style-name="ch5">
              <text:p>working set, bytes</text:p>
            </chart:title>
            <chart:categories table:cell-range-address="'2022 experiments'.A5:'2022 experiments'.A45"/>
            <chart:grid chart:style-name="ch6" chart:class="major"/>
          </chart:axis>
          <chart:axis chart:dimension="y" chart:name="primary-y" chart:style-name="ch4">
            <chart:title svg:x="0.148cm" svg:y="6.121cm" chart:style-name="ch7">
              <text:p> cycles</text:p>
            </chart:title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19.216cm" svg:y="6.716cm" chart:style-name="ch7">
              <text:p>nanoseconds</text:p>
            </chart:title>
          </chart:axis>
          <chart:series chart:attached-axis="primary-y" chart:style-name="ch10" chart:values-cell-range-address="'2022 experiments'.B5:'2022 experiments'.B45" loext:label-string="&quot;mean access time&quot;" chart:class="chart:line">
            <chart:data-point chart:repeated="41"/>
          </chart:series>
          <chart:series chart:attached-axis="primary-y" chart:style-name="ch11" chart:values-cell-range-address="'2022 experiments'.C5:'2022 experiments'.C45" loext:label-string="&quot;median access time&quot;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ccess time</text:p>
              </table:table-cell>
              <table:table-cell office:value-type="string">
                <text:p>median access time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2022 experiments'.A5:'2022 experiments'.A45</svg:desc>
                </draw:g>
              </table:table-cell>
              <table:table-cell office:value-type="float" office:value="5.09">
                <text:p>5.09</text:p>
                <draw:g>
                  <svg:desc>'2022 experiments'.B5:'2022 experiments'.B45</svg:desc>
                </draw:g>
              </table:table-cell>
              <table:table-cell office:value-type="float" office:value="5">
                <text:p>5</text:p>
                <draw:g>
                  <svg:desc>'2022 experiments'.C5:'2022 experiments'.C45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727">
                <text:p>4.727</text:p>
              </table:table-cell>
              <table:table-cell office:value-type="float" office:value="4.733">
                <text:p>4.7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528">
                <text:p>4.52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752">
                <text:p>4.752</text:p>
              </table:table-cell>
              <table:table-cell office:value-type="float" office:value="4.467">
                <text:p>4.4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58">
                <text:p>4.58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.303">
                <text:p>4.303</text:p>
              </table:table-cell>
              <table:table-cell office:value-type="float" office:value="4.183">
                <text:p>4.18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405">
                <text:p>4.4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4.322">
                <text:p>4.322</text:p>
              </table:table-cell>
              <table:table-cell office:value-type="float" office:value="4.217">
                <text:p>4.2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56">
                <text:p>4.256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067">
                <text:p>4.067</text:p>
              </table:table-cell>
              <table:table-cell office:value-type="float" office:value="4.046">
                <text:p>4.04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409">
                <text:p>4.409</text:p>
              </table:table-cell>
              <table:table-cell office:value-type="float" office:value="4.381">
                <text:p>4.38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198">
                <text:p>4.198</text:p>
              </table:table-cell>
              <table:table-cell office:value-type="float" office:value="4.227">
                <text:p>4.22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265">
                <text:p>4.265</text:p>
              </table:table-cell>
              <table:table-cell office:value-type="float" office:value="4.256">
                <text:p>4.256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4.131">
                <text:p>4.131</text:p>
              </table:table-cell>
              <table:table-cell office:value-type="float" office:value="4.122">
                <text:p>4.12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098">
                <text:p>4.098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5.508">
                <text:p>5.508</text:p>
              </table:table-cell>
              <table:table-cell office:value-type="float" office:value="4.341">
                <text:p>4.34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278">
                <text:p>5.278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9.928">
                <text:p>19.928</text:p>
              </table:table-cell>
              <table:table-cell office:value-type="float" office:value="19.828">
                <text:p>19.8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38">
                <text:p>20.138</text:p>
              </table:table-cell>
              <table:table-cell office:value-type="float" office:value="19.958">
                <text:p>19.958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24.376">
                <text:p>24.376</text:p>
              </table:table-cell>
              <table:table-cell office:value-type="float" office:value="20.089">
                <text:p>20.0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1.562">
                <text:p>21.562</text:p>
              </table:table-cell>
              <table:table-cell office:value-type="float" office:value="20.855">
                <text:p>20.855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25.724">
                <text:p>25.724</text:p>
              </table:table-cell>
              <table:table-cell office:value-type="float" office:value="21.695">
                <text:p>21.69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2.293">
                <text:p>32.293</text:p>
              </table:table-cell>
              <table:table-cell office:value-type="float" office:value="30.722">
                <text:p>30.722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38.987">
                <text:p>38.987</text:p>
              </table:table-cell>
              <table:table-cell office:value-type="float" office:value="35.212">
                <text:p>35.21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0.203">
                <text:p>40.203</text:p>
              </table:table-cell>
              <table:table-cell office:value-type="float" office:value="36.805">
                <text:p>36.805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41.298">
                <text:p>41.298</text:p>
              </table:table-cell>
              <table:table-cell office:value-type="float" office:value="38.014">
                <text:p>38.01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9.334">
                <text:p>49.334</text:p>
              </table:table-cell>
              <table:table-cell office:value-type="float" office:value="39.702">
                <text:p>39.702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46.424">
                <text:p>46.424</text:p>
              </table:table-cell>
              <table:table-cell office:value-type="float" office:value="43.076">
                <text:p>43.07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7.657">
                <text:p>57.657</text:p>
              </table:table-cell>
              <table:table-cell office:value-type="float" office:value="51.185">
                <text:p>51.185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109.301">
                <text:p>109.301</text:p>
              </table:table-cell>
              <table:table-cell office:value-type="float" office:value="113.436">
                <text:p>113.4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33.775">
                <text:p>133.775</text:p>
              </table:table-cell>
              <table:table-cell office:value-type="float" office:value="134.327">
                <text:p>134.327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45.906">
                <text:p>145.906</text:p>
              </table:table-cell>
              <table:table-cell office:value-type="float" office:value="147.518">
                <text:p>147.51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48.421">
                <text:p>148.421</text:p>
              </table:table-cell>
              <table:table-cell office:value-type="float" office:value="149.219">
                <text:p>149.219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50.627">
                <text:p>150.627</text:p>
              </table:table-cell>
              <table:table-cell office:value-type="float" office:value="150.683">
                <text:p>150.68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2.835">
                <text:p>162.835</text:p>
              </table:table-cell>
              <table:table-cell office:value-type="float" office:value="154.491">
                <text:p>154.491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55.824">
                <text:p>155.824</text:p>
              </table:table-cell>
              <table:table-cell office:value-type="float" office:value="155.859">
                <text:p>155.85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58.346">
                <text:p>158.346</text:p>
              </table:table-cell>
              <table:table-cell office:value-type="float" office:value="157.959">
                <text:p>157.959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161.373">
                <text:p>161.373</text:p>
              </table:table-cell>
              <table:table-cell office:value-type="float" office:value="160.978">
                <text:p>160.97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64.655">
                <text:p>164.655</text:p>
              </table:table-cell>
              <table:table-cell office:value-type="float" office:value="164.791">
                <text:p>164.791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171.247">
                <text:p>171.247</text:p>
              </table:table-cell>
              <table:table-cell office:value-type="float" office:value="171.228">
                <text:p>171.22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76.704">
                <text:p>176.704</text:p>
              </table:table-cell>
              <table:table-cell office:value-type="float" office:value="176.882">
                <text:p>176.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449cm" xlink:href=".." xlink:type="simple" chart:class="chart:line" chart:style-name="ch1">
        <chart:legend chart:legend-position="end" svg:x="1.938cm" svg:y="1.034cm" style:legend-expansion="custom" chartooo:width="7.426cm" chartooo:height="2.297cm" style:legend-expansion-aspect-ratio="3.23291249455812" chart:style-name="ch2"/>
        <chart:plot-area chart:style-name="ch3" table:cell-range-address="'2019 experiments'.A7:'2019 experiments'.D27 '2019 experiments'.B2:'2019 experiments'.D2" chart:data-source-has-labels="both" svg:x="0.795cm" svg:y="0.597cm" svg:width="18.57cm" svg:height="9.637cm">
          <chartooo:coordinate-region svg:x="2.263cm" svg:y="0.797cm" svg:width="16.961cm" svg:height="7.727cm"/>
          <chart:axis chart:dimension="x" chart:name="primary-x" chart:style-name="ch4" chartooo:axis-type="auto">
            <chartooo:date-scale/>
            <chart:categories table:cell-range-address="'2019 experiments'.A7:'2019 experiments'.A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2019 experiments'.B7:'2019 experiments'.B27" chart:label-cell-address="'2019 experiments'.B2:'2019 experiments'.B2" chart:class="chart:line">
            <chart:data-point chart:repeated="21"/>
          </chart:series>
          <chart:series chart:style-name="ch8" chart:values-cell-range-address="'2019 experiments'.C7:'2019 experiments'.C27" chart:label-cell-address="'2019 experiments'.C2:'2019 experiments'.C2" chart:class="chart:line">
            <chart:data-point chart:repeated="21"/>
          </chart:series>
          <chart:series chart:style-name="ch9" chart:values-cell-range-address="'2019 experiments'.D7:'2019 experiments'.D27" chart:label-cell-address="'2019 experiments'.D2:'2019 experiments'.D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node, cycles</text:p>
                <draw:g>
                  <svg:desc>'2019 experiments'.B2:'2019 experiments'.B2</svg:desc>
                </draw:g>
              </table:table-cell>
              <table:table-cell office:value-type="string">
                <text:p>read node cache size, cycles</text:p>
                <draw:g>
                  <svg:desc>'2019 experiments'.C2:'2019 experiments'.C2</svg:desc>
                </draw:g>
              </table:table-cell>
              <table:table-cell office:value-type="string">
                <text:p>read node cache size, data at end, cycles</text:p>
                <draw:g>
                  <svg:desc>'2019 experiments'.D2:'2019 experiments'.D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2019 experiments'.A7:'2019 experiments'.A27</svg:desc>
                </draw:g>
              </table:table-cell>
              <table:table-cell office:value-type="float" office:value="4.108">
                <text:p>4.108</text:p>
                <draw:g>
                  <svg:desc>'2019 experiments'.B7:'2019 experiments'.B27</svg:desc>
                </draw:g>
              </table:table-cell>
              <table:table-cell office:value-type="float" office:value="4.075">
                <text:p>4.075</text:p>
                <draw:g>
                  <svg:desc>'2019 experiments'.C7:'2019 experiments'.C27</svg:desc>
                </draw:g>
              </table:table-cell>
              <table:table-cell office:value-type="float" office:value="4.056">
                <text:p>4.056</text:p>
                <draw:g>
                  <svg:desc>'2019 experiments'.D7:'2019 experiments'.D2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  <table:table-cell office:value-type="float" office:value="4.078">
                <text:p>4.07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  <table:table-cell office:value-type="float" office:value="4.085">
                <text:p>4.085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  <table:table-cell office:value-type="float" office:value="4.092">
                <text:p>4.092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  <table:table-cell office:value-type="float" office:value="4.098">
                <text:p>4.09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  <table:table-cell office:value-type="float" office:value="4.101">
                <text:p>4.101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  <table:table-cell office:value-type="float" office:value="4.128">
                <text:p>4.128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  <table:table-cell office:value-type="float" office:value="4.76">
                <text:p>4.76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  <table:table-cell office:value-type="float" office:value="20.16">
                <text:p>20.16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  <table:table-cell office:value-type="float" office:value="20.386">
                <text:p>20.386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  <table:table-cell office:value-type="float" office:value="29.637">
                <text:p>29.637</text:p>
              </table:table-cell>
              <table:table-cell office:value-type="float" office:value="17.401">
                <text:p>17.4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  <table:table-cell office:value-type="float" office:value="37.062">
                <text:p>37.062</text:p>
              </table:table-cell>
              <table:table-cell office:value-type="float" office:value="33.203">
                <text:p>33.20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  <table:table-cell office:value-type="float" office:value="41.732">
                <text:p>41.732</text:p>
              </table:table-cell>
              <table:table-cell office:value-type="float" office:value="39.913">
                <text:p>39.91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  <table:table-cell office:value-type="float" office:value="65.008">
                <text:p>65.008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  <table:table-cell office:value-type="float" office:value="129.876">
                <text:p>129.876</text:p>
              </table:table-cell>
              <table:table-cell office:value-type="float" office:value="97.074">
                <text:p>97.07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  <table:table-cell office:value-type="float" office:value="145.383">
                <text:p>145.383</text:p>
              </table:table-cell>
              <table:table-cell office:value-type="float" office:value="132.96">
                <text:p>132.9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  <table:table-cell office:value-type="float" office:value="148.336">
                <text:p>148.336</text:p>
              </table:table-cell>
              <table:table-cell office:value-type="float" office:value="144.653">
                <text:p>144.65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  <table:table-cell office:value-type="float" office:value="153.942">
                <text:p>153.942</text:p>
              </table:table-cell>
              <table:table-cell office:value-type="float" office:value="153.357">
                <text:p>153.35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  <table:table-cell office:value-type="float" office:value="159.784">
                <text:p>159.784</text:p>
              </table:table-cell>
              <table:table-cell office:value-type="float" office:value="162.381">
                <text:p>162.38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  <table:table-cell office:value-type="float" office:value="171.102">
                <text:p>171.102</text:p>
              </table:table-cell>
              <table:table-cell office:value-type="float" office:value="176.606">
                <text:p>176.60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  <table:table-cell office:value-type="float" office:value="181.475">
                <text:p>181.475</text:p>
              </table:table-cell>
              <table:table-cell office:value-type="float" office:value="190.262">
                <text:p>190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119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3.505cm" svg:y="0.689cm" style:legend-expansion="custom" chartooo:width="5.55cm" chartooo:height="2.101cm" style:legend-expansion-aspect-ratio="2.64159923845788" chart:style-name="ch2"/>
        <chart:plot-area chart:style-name="ch3" table:cell-range-address="'2022 experiments'.A52:'2022 experiments'.C92" chart:data-source-has-labels="both" svg:x="1.057cm" svg:y="0.366cm" svg:width="17.677cm" svg:height="10.615cm">
          <chartooo:coordinate-region svg:x="1.864cm" svg:y="0.565cm" svg:width="16.062cm" svg:height="8.706cm"/>
          <chart:axis chart:dimension="x" chart:name="primary-x" chart:style-name="ch4" chartooo:axis-type="auto">
            <chartooo:date-scale/>
            <chart:title svg:x="9.025cm" svg:y="11.297cm" chart:style-name="ch5">
              <text:p>working set, bytes</text:p>
            </chart:title>
            <chart:categories table:cell-range-address="'2022 experiments'.A52:'2022 experiments'.A92"/>
            <chart:grid chart:style-name="ch6" chart:class="major"/>
          </chart:axis>
          <chart:axis chart:dimension="y" chart:name="primary-y" chart:style-name="ch4">
            <chart:title svg:x="0.326cm" svg:y="6.209cm" chart:style-name="ch7">
              <text:p>cycles</text:p>
            </chart:title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18.967cm" svg:y="6.303cm" chart:style-name="ch7">
              <text:p>nanoseconds</text:p>
            </chart:title>
          </chart:axis>
          <chart:series chart:attached-axis="primary-y" chart:style-name="ch10" chart:values-cell-range-address="'2022 experiments'.B52:'2022 experiments'.B92" loext:label-string="&quot;mean access time&quot;" chart:class="chart:line">
            <chart:data-point chart:repeated="41"/>
          </chart:series>
          <chart:series chart:attached-axis="primary-y" chart:style-name="ch11" chart:values-cell-range-address="'2022 experiments'.C52:'2022 experiments'.C92" loext:label-string="&quot;median access time&quot;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ccess time</text:p>
              </table:table-cell>
              <table:table-cell office:value-type="string">
                <text:p>median access time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2022 experiments'.A52:'2022 experiments'.A92</svg:desc>
                </draw:g>
              </table:table-cell>
              <table:table-cell office:value-type="float" office:value="5.985">
                <text:p>5.985</text:p>
                <draw:g>
                  <svg:desc>'2022 experiments'.B52:'2022 experiments'.B92</svg:desc>
                </draw:g>
              </table:table-cell>
              <table:table-cell office:value-type="float" office:value="5.775">
                <text:p>5.775</text:p>
                <draw:g>
                  <svg:desc>'2022 experiments'.C52:'2022 experiments'.C92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5.915">
                <text:p>5.91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959">
                <text:p>5.959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.116">
                <text:p>6.116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083">
                <text:p>6.083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6.046">
                <text:p>6.046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034">
                <text:p>6.034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6.016">
                <text:p>6.016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.031">
                <text:p>6.031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6.027">
                <text:p>6.027</text:p>
              </table:table-cell>
              <table:table-cell office:value-type="float" office:value="6.016">
                <text:p>6.01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021">
                <text:p>6.021</text:p>
              </table:table-cell>
              <table:table-cell office:value-type="float" office:value="6.021">
                <text:p>6.02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6.013">
                <text:p>6.013</text:p>
              </table:table-cell>
              <table:table-cell office:value-type="float" office:value="6.016">
                <text:p>6.01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012">
                <text:p>6.012</text:p>
              </table:table-cell>
              <table:table-cell office:value-type="float" office:value="6.013">
                <text:p>6.013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6.007">
                <text:p>6.007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006">
                <text:p>6.006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6.006">
                <text:p>6.006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6.165">
                <text:p>6.165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20.344">
                <text:p>20.344</text:p>
              </table:table-cell>
              <table:table-cell office:value-type="float" office:value="19.271">
                <text:p>19.27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9.472">
                <text:p>19.472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11.237">
                <text:p>11.237</text:p>
              </table:table-cell>
              <table:table-cell office:value-type="float" office:value="6.735">
                <text:p>6.73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7.056">
                <text:p>7.056</text:p>
              </table:table-cell>
              <table:table-cell office:value-type="float" office:value="6.515">
                <text:p>6.515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7.208">
                <text:p>7.208</text:p>
              </table:table-cell>
              <table:table-cell office:value-type="float" office:value="6.767">
                <text:p>6.76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6.982">
                <text:p>6.982</text:p>
              </table:table-cell>
              <table:table-cell office:value-type="float" office:value="6.933">
                <text:p>6.933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8.918">
                <text:p>8.918</text:p>
              </table:table-cell>
              <table:table-cell office:value-type="float" office:value="8.609">
                <text:p>8.60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0.983">
                <text:p>10.983</text:p>
              </table:table-cell>
              <table:table-cell office:value-type="float" office:value="10.858">
                <text:p>10.858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8.857">
                <text:p>18.857</text:p>
              </table:table-cell>
              <table:table-cell office:value-type="float" office:value="18.579">
                <text:p>18.57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1.244">
                <text:p>21.244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24.186">
                <text:p>24.186</text:p>
              </table:table-cell>
              <table:table-cell office:value-type="float" office:value="23.519">
                <text:p>23.51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3.096">
                <text:p>23.096</text:p>
              </table:table-cell>
              <table:table-cell office:value-type="float" office:value="22.003">
                <text:p>22.003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30.455">
                <text:p>30.455</text:p>
              </table:table-cell>
              <table:table-cell office:value-type="float" office:value="27.889">
                <text:p>27.88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0.589">
                <text:p>60.589</text:p>
              </table:table-cell>
              <table:table-cell office:value-type="float" office:value="56.771">
                <text:p>56.771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126.274">
                <text:p>126.274</text:p>
              </table:table-cell>
              <table:table-cell office:value-type="float" office:value="125.858">
                <text:p>125.85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50.536">
                <text:p>150.536</text:p>
              </table:table-cell>
              <table:table-cell office:value-type="float" office:value="150.091">
                <text:p>150.091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167.919">
                <text:p>167.919</text:p>
              </table:table-cell>
              <table:table-cell office:value-type="float" office:value="167.721">
                <text:p>167.72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76.738">
                <text:p>176.738</text:p>
              </table:table-cell>
              <table:table-cell office:value-type="float" office:value="176.512">
                <text:p>176.512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186.919">
                <text:p>186.919</text:p>
              </table:table-cell>
              <table:table-cell office:value-type="float" office:value="186.778">
                <text:p>186.77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93.492">
                <text:p>193.492</text:p>
              </table:table-cell>
              <table:table-cell office:value-type="float" office:value="193.504">
                <text:p>193.504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201.73">
                <text:p>201.73</text:p>
              </table:table-cell>
              <table:table-cell office:value-type="float" office:value="201.744">
                <text:p>201.74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208.216">
                <text:p>208.216</text:p>
              </table:table-cell>
              <table:table-cell office:value-type="float" office:value="208.174">
                <text:p>208.174</text:p>
              </table:table-cell>
            </table:table-row>
            <table:table-row>
              <table:table-cell office:value-type="float" office:value="100663296">
                <text:p>100663296</text:p>
              </table:table-cell>
              <table:table-cell office:value-type="float" office:value="216.17">
                <text:p>216.17</text:p>
              </table:table-cell>
              <table:table-cell office:value-type="float" office:value="215.05">
                <text:p>215.0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221.981">
                <text:p>221.981</text:p>
              </table:table-cell>
              <table:table-cell office:value-type="float" office:value="220.954">
                <text:p>220.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0066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136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3.174cm" svg:y="1.028cm" style:legend-expansion="custom" chartooo:width="5.345cm" chartooo:height="1.775cm" style:legend-expansion-aspect-ratio="3.0112676056338" chart:style-name="ch2"/>
        <chart:plot-area chart:style-name="ch3" table:cell-range-address="'2022 experiments'.A99:'2022 experiments'.C136" chart:data-source-has-labels="both" svg:x="0.797cm" svg:y="0.037cm" svg:width="18.455cm" svg:height="11.585cm">
          <chartooo:coordinate-region svg:x="1.604cm" svg:y="0.236cm" svg:width="16.841cm" svg:height="9.808cm"/>
          <chart:axis chart:dimension="x" chart:name="primary-x" chart:style-name="ch4" chartooo:axis-type="auto">
            <chartooo:date-scale/>
            <chart:title svg:x="8.689cm" svg:y="11.202cm" chart:style-name="ch5">
              <text:p>working set, bytes</text:p>
            </chart:title>
            <chart:categories table:cell-range-address="'2022 experiments'.A99:'2022 experiments'.A136"/>
            <chart:grid chart:style-name="ch6" chart:class="major"/>
          </chart:axis>
          <chart:axis chart:dimension="y" chart:name="primary-y" chart:style-name="ch4">
            <chart:title svg:x="0.208cm" svg:y="5.521cm" chart:style-name="ch7">
              <text:p>cycles</text:p>
            </chart:title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19.155cm" svg:y="6.496cm" chart:style-name="ch7">
              <text:p>nanoseconds</text:p>
            </chart:title>
          </chart:axis>
          <chart:series chart:attached-axis="primary-y" chart:style-name="ch10" chart:values-cell-range-address="'2022 experiments'.B99:'2022 experiments'.B136" loext:label-string="&quot;mean access time&quot;" chart:class="chart:line">
            <chart:data-point chart:repeated="38"/>
          </chart:series>
          <chart:series chart:attached-axis="primary-y" chart:style-name="ch11" chart:values-cell-range-address="'2022 experiments'.C99:'2022 experiments'.C136" loext:label-string="&quot;median access time&quot;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ccess time</text:p>
              </table:table-cell>
              <table:table-cell office:value-type="string">
                <text:p>median access time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2022 experiments'.A99:'2022 experiments'.A136</svg:desc>
                </draw:g>
              </table:table-cell>
              <table:table-cell office:value-type="float" office:value="9.28">
                <text:p>9.28</text:p>
                <draw:g>
                  <svg:desc>'2022 experiments'.B99:'2022 experiments'.B136</svg:desc>
                </draw:g>
              </table:table-cell>
              <table:table-cell office:value-type="float" office:value="9.5">
                <text:p>9.5</text:p>
                <draw:g>
                  <svg:desc>'2022 experiments'.C99:'2022 experiments'.C136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.882">
                <text:p>6.882</text:p>
              </table:table-cell>
              <table:table-cell office:value-type="float" office:value="6.733">
                <text:p>6.7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.425">
                <text:p>8.425</text:p>
              </table:table-cell>
              <table:table-cell office:value-type="float" office:value="8.425">
                <text:p>8.4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8.355">
                <text:p>8.35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.903">
                <text:p>7.903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.73">
                <text:p>7.73</text:p>
              </table:table-cell>
              <table:table-cell office:value-type="float" office:value="7.742">
                <text:p>7.7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639">
                <text:p>7.63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7.565">
                <text:p>7.565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.512">
                <text:p>7.512</text:p>
              </table:table-cell>
              <table:table-cell office:value-type="float" office:value="7.513">
                <text:p>7.513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7.466">
                <text:p>7.466</text:p>
              </table:table-cell>
              <table:table-cell office:value-type="float" office:value="7.467">
                <text:p>7.4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.444">
                <text:p>7.444</text:p>
              </table:table-cell>
              <table:table-cell office:value-type="float" office:value="7.445">
                <text:p>7.445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7.421">
                <text:p>7.421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876">
                <text:p>7.876</text:p>
              </table:table-cell>
              <table:table-cell office:value-type="float" office:value="7.415">
                <text:p>7.415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7.4">
                <text:p>7.4</text:p>
              </table:table-cell>
              <table:table-cell office:value-type="float" office:value="7.401">
                <text:p>7.40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.394">
                <text:p>7.394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5.888">
                <text:p>5.888</text:p>
              </table:table-cell>
              <table:table-cell office:value-type="float" office:value="5.544">
                <text:p>5.54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.85">
                <text:p>5.85</text:p>
              </table:table-cell>
              <table:table-cell office:value-type="float" office:value="5.831">
                <text:p>5.831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26.009">
                <text:p>26.009</text:p>
              </table:table-cell>
              <table:table-cell office:value-type="float" office:value="25.977">
                <text:p>25.97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1.135">
                <text:p>21.135</text:p>
              </table:table-cell>
              <table:table-cell office:value-type="float" office:value="20.929">
                <text:p>20.929</text:p>
              </table:table-cell>
            </table:table-row>
            <table:table-row>
              <table:table-cell office:value-type="float" office:value="98304">
                <text:p>98304</text:p>
              </table:table-cell>
              <table:table-cell office:value-type="float" office:value="22.423">
                <text:p>22.423</text:p>
              </table:table-cell>
              <table:table-cell office:value-type="float" office:value="22.746">
                <text:p>22.74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.335">
                <text:p>17.335</text:p>
              </table:table-cell>
              <table:table-cell office:value-type="float" office:value="17.559">
                <text:p>17.559</text:p>
              </table:table-cell>
            </table:table-row>
            <table:table-row>
              <table:table-cell office:value-type="float" office:value="196608">
                <text:p>196608</text:p>
              </table:table-cell>
              <table:table-cell office:value-type="float" office:value="17.043">
                <text:p>17.043</text:p>
              </table:table-cell>
              <table:table-cell office:value-type="float" office:value="16.501">
                <text:p>16.5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.505">
                <text:p>18.505</text:p>
              </table:table-cell>
              <table:table-cell office:value-type="float" office:value="17.692">
                <text:p>17.692</text:p>
              </table:table-cell>
            </table:table-row>
            <table:table-row>
              <table:table-cell office:value-type="float" office:value="393216">
                <text:p>393216</text:p>
              </table:table-cell>
              <table:table-cell office:value-type="float" office:value="22.907">
                <text:p>22.907</text:p>
              </table:table-cell>
              <table:table-cell office:value-type="float" office:value="22.783">
                <text:p>22.78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108">
                <text:p>26.108</text:p>
              </table:table-cell>
              <table:table-cell office:value-type="float" office:value="25.757">
                <text:p>25.757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28.449">
                <text:p>28.449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9.992">
                <text:p>29.992</text:p>
              </table:table-cell>
              <table:table-cell office:value-type="float" office:value="29.649">
                <text:p>29.649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31.241">
                <text:p>31.241</text:p>
              </table:table-cell>
              <table:table-cell office:value-type="float" office:value="30.689">
                <text:p>30.68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4.723">
                <text:p>34.723</text:p>
              </table:table-cell>
              <table:table-cell office:value-type="float" office:value="34.045">
                <text:p>34.045</text:p>
              </table:table-cell>
            </table:table-row>
            <table:table-row>
              <table:table-cell office:value-type="float" office:value="3145728">
                <text:p>3145728</text:p>
              </table:table-cell>
              <table:table-cell office:value-type="float" office:value="39.746">
                <text:p>39.746</text:p>
              </table:table-cell>
              <table:table-cell office:value-type="float" office:value="37.771">
                <text:p>37.77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11.822">
                <text:p>111.822</text:p>
              </table:table-cell>
              <table:table-cell office:value-type="float" office:value="106.648">
                <text:p>106.648</text:p>
              </table:table-cell>
            </table:table-row>
            <table:table-row>
              <table:table-cell office:value-type="float" office:value="6291456">
                <text:p>6291456</text:p>
              </table:table-cell>
              <table:table-cell office:value-type="float" office:value="226.111">
                <text:p>226.111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34.436">
                <text:p>234.436</text:p>
              </table:table-cell>
              <table:table-cell office:value-type="float" office:value="234.897">
                <text:p>234.897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259.069">
                <text:p>259.069</text:p>
              </table:table-cell>
              <table:table-cell office:value-type="float" office:value="257.813">
                <text:p>257.81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66.768">
                <text:p>266.768</text:p>
              </table:table-cell>
              <table:table-cell office:value-type="float" office:value="266.587">
                <text:p>266.587</text:p>
              </table:table-cell>
            </table:table-row>
            <table:table-row>
              <table:table-cell office:value-type="float" office:value="25165824">
                <text:p>25165824</text:p>
              </table:table-cell>
              <table:table-cell office:value-type="float" office:value="268.098">
                <text:p>268.098</text:p>
              </table:table-cell>
              <table:table-cell office:value-type="float" office:value="273.026">
                <text:p>273.02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70.481">
                <text:p>270.481</text:p>
              </table:table-cell>
              <table:table-cell office:value-type="float" office:value="266.557">
                <text:p>266.557</text:p>
              </table:table-cell>
            </table:table-row>
            <table:table-row>
              <table:table-cell office:value-type="float" office:value="50331648">
                <text:p>50331648</text:p>
              </table:table-cell>
              <table:table-cell office:value-type="float" office:value="277.792">
                <text:p>277.792</text:p>
              </table:table-cell>
              <table:table-cell office:value-type="float" office:value="281.097">
                <text:p>281.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